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1000002B4900000A518DD4C924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524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0.473cm" fo:break-before="auto" style:use-optimal-row-height="false"/>
    </style:style>
    <style:style style:name="ro12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AGO-201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AGO-2014'.A5" table:end-x="1.936cm" table:end-y="0.237cm" draw:z-index="0" draw:name="AutoShape 1" draw:style-name="gr1" draw:text-style-name="P1" svg:width="1.768cm" svg:height="1.983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AGO-2014'.A4" table:end-x="7.799cm" table:end-y="0.37cm" draw:z-index="1" draw:name="Picture 2" draw:style-name="gr2" draw:text-style-name="P2" svg:width="7.72cm" svg:height="1.82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3">
          <table:table-cell table:style-name="ce1"/>
          <table:table-cell table:style-name="ce13"/>
          <table:table-cell table:style-name="ce1" table:number-columns-repeated="1022"/>
        </table:table-row>
        <table:table-row table:style-name="ro3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4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5">
          <table:table-cell table:style-name="ce2" office:value-type="string" calcext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6">
          <table:table-cell table:style-name="ce3" office:value-type="string" calcext:value-type="string" table:number-columns-spanned="29" table:number-rows-spanned="1">
            <text:p>Período: Agosto-2014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>
          <table:table-cell table:style-name="ce5" office:value-type="string" calcext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6" office:value-type="string" calcext:value-type="string">
            <text:p>RECEITAS </text:p>
          </table:table-cell>
          <table:table-cell table:style-name="ce14" office:value-type="string" calcext:value-type="string">
            <text:p>AC</text:p>
          </table:table-cell>
          <table:table-cell table:style-name="ce14" office:value-type="string" calcext:value-type="string">
            <text:p>AL</text:p>
          </table:table-cell>
          <table:table-cell table:style-name="ce14" office:value-type="string" calcext:value-type="string">
            <text:p>AM</text:p>
          </table:table-cell>
          <table:table-cell table:style-name="ce14" office:value-type="string" calcext:value-type="string">
            <text:p>AP</text:p>
          </table:table-cell>
          <table:table-cell table:style-name="ce14" office:value-type="string" calcext:value-type="string">
            <text:p>BA</text:p>
          </table:table-cell>
          <table:table-cell table:style-name="ce14" office:value-type="string" calcext:value-type="string">
            <text:p>CE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ES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MA</text:p>
          </table:table-cell>
          <table:table-cell table:style-name="ce14" office:value-type="string" calcext:value-type="string">
            <text:p>MG</text:p>
          </table:table-cell>
          <table:table-cell table:style-name="ce14" office:value-type="string" calcext:value-type="string">
            <text:p>MS</text:p>
          </table:table-cell>
          <table:table-cell table:style-name="ce14" office:value-type="string" calcext:value-type="string">
            <text:p>MT</text:p>
          </table:table-cell>
          <table:table-cell table:style-name="ce14" office:value-type="string" calcext:value-type="string">
            <text:p>PA</text:p>
          </table:table-cell>
          <table:table-cell table:style-name="ce14" office:value-type="string" calcext:value-type="string">
            <text:p>PB</text:p>
          </table:table-cell>
          <table:table-cell table:style-name="ce14" office:value-type="string" calcext:value-type="string">
            <text:p>PE</text:p>
          </table:table-cell>
          <table:table-cell table:style-name="ce14" office:value-type="string" calcext:value-type="string">
            <text:p>PI</text:p>
          </table:table-cell>
          <table:table-cell table:style-name="ce14" office:value-type="string" calcext:value-type="string">
            <text:p>PR</text:p>
          </table:table-cell>
          <table:table-cell table:style-name="ce14" office:value-type="string" calcext:value-type="string">
            <text:p>RJ</text:p>
          </table:table-cell>
          <table:table-cell table:style-name="ce14" office:value-type="string" calcext:value-type="string">
            <text:p>RN</text:p>
          </table:table-cell>
          <table:table-cell table:style-name="ce14" office:value-type="string" calcext:value-type="string">
            <text:p>RO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RS</text:p>
          </table:table-cell>
          <table:table-cell table:style-name="ce14" office:value-type="string" calcext:value-type="string">
            <text:p>SC</text:p>
          </table:table-cell>
          <table:table-cell table:style-name="ce14" office:value-type="string" calcext:value-type="string">
            <text:p>SE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TO</text:p>
          </table:table-cell>
          <table:table-cell table:style-name="ce24" office:value-type="string" calcext:value-type="string">
            <text:p>TOTAL</text:p>
          </table:table-cell>
          <table:table-cell table:style-name="ce29" table:number-columns-repeated="995"/>
        </table:table-row>
        <table:table-row table:style-name="ro8">
          <table:table-cell table:style-name="ce7" office:value-type="string" calcext:value-type="string">
            <text:p>IMPOSTO SOBRE IMPORTAÇÃO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733794" calcext:value-type="float">
            <text:p>733794</text:p>
          </table:table-cell>
          <table:table-cell table:style-name="ce15" office:value-type="float" office:value="62749629" calcext:value-type="float">
            <text:p>62749629</text:p>
          </table:table-cell>
          <table:table-cell table:style-name="ce15" office:value-type="float" office:value="63488" calcext:value-type="float">
            <text:p>63488</text:p>
          </table:table-cell>
          <table:table-cell table:style-name="ce15" office:value-type="float" office:value="68034189" calcext:value-type="float">
            <text:p>68034189</text:p>
          </table:table-cell>
          <table:table-cell table:style-name="ce15" office:value-type="float" office:value="43148751" calcext:value-type="float">
            <text:p>43148751</text:p>
          </table:table-cell>
          <table:table-cell table:style-name="ce15" office:value-type="float" office:value="2548579" calcext:value-type="float">
            <text:p>2548579</text:p>
          </table:table-cell>
          <table:table-cell table:style-name="ce15" office:value-type="float" office:value="141148370" calcext:value-type="float">
            <text:p>141148370</text:p>
          </table:table-cell>
          <table:table-cell table:style-name="ce15" office:value-type="float" office:value="27920660" calcext:value-type="float">
            <text:p>27920660</text:p>
          </table:table-cell>
          <table:table-cell table:style-name="ce15" office:value-type="float" office:value="1807458" calcext:value-type="float">
            <text:p>1807458</text:p>
          </table:table-cell>
          <table:table-cell table:style-name="ce15" office:value-type="float" office:value="77738586" calcext:value-type="float">
            <text:p>77738586</text:p>
          </table:table-cell>
          <table:table-cell table:style-name="ce15" office:value-type="float" office:value="236037" calcext:value-type="float">
            <text:p>236037</text:p>
          </table:table-cell>
          <table:table-cell table:style-name="ce15" office:value-type="float" office:value="1438893" calcext:value-type="float">
            <text:p>1438893</text:p>
          </table:table-cell>
          <table:table-cell table:style-name="ce15" office:value-type="float" office:value="6393890" calcext:value-type="float">
            <text:p>6393890</text:p>
          </table:table-cell>
          <table:table-cell table:style-name="ce15" office:value-type="float" office:value="11793094" calcext:value-type="float">
            <text:p>11793094</text:p>
          </table:table-cell>
          <table:table-cell table:style-name="ce15" office:value-type="float" office:value="76731132" calcext:value-type="float">
            <text:p>76731132</text:p>
          </table:table-cell>
          <table:table-cell table:style-name="ce15" office:value-type="float" office:value="9142" calcext:value-type="float">
            <text:p>9142</text:p>
          </table:table-cell>
          <table:table-cell table:style-name="ce15" office:value-type="float" office:value="255889169" calcext:value-type="float">
            <text:p>255889169</text:p>
          </table:table-cell>
          <table:table-cell table:style-name="ce15" office:value-type="float" office:value="283627594" calcext:value-type="float">
            <text:p>283627594</text:p>
          </table:table-cell>
          <table:table-cell table:style-name="ce15" office:value-type="float" office:value="1862932" calcext:value-type="float">
            <text:p>1862932</text:p>
          </table:table-cell>
          <table:table-cell table:style-name="ce15" office:value-type="float" office:value="21350" calcext:value-type="float">
            <text:p>21350</text:p>
          </table:table-cell>
          <table:table-cell table:style-name="ce15" office:value-type="float" office:value="35745" calcext:value-type="float">
            <text:p>35745</text:p>
          </table:table-cell>
          <table:table-cell table:style-name="ce15" office:value-type="float" office:value="96807689" calcext:value-type="float">
            <text:p>96807689</text:p>
          </table:table-cell>
          <table:table-cell table:style-name="ce15" office:value-type="float" office:value="387921639" calcext:value-type="float">
            <text:p>387921639</text:p>
          </table:table-cell>
          <table:table-cell table:style-name="ce15" office:value-type="float" office:value="1185708" calcext:value-type="float">
            <text:p>1185708</text:p>
          </table:table-cell>
          <table:table-cell table:style-name="ce15" office:value-type="float" office:value="1366293130" calcext:value-type="float">
            <text:p>1366293130</text:p>
          </table:table-cell>
          <table:table-cell table:style-name="ce15" office:value-type="float" office:value="604" calcext:value-type="float">
            <text:p>604</text:p>
          </table:table-cell>
          <table:table-cell table:style-name="ce25" office:value-type="float" office:value="2916141295" calcext:value-type="float">
            <text:p>2916141295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IMPOSTO SOBRE EXPORTAÇÃO</text:p>
          </table:table-cell>
          <table:table-cell table:style-name="ce15" office:value-type="float" office:value="-0" calcext:value-type="float">
            <text:p>-0</text:p>
          </table:table-cell>
          <table:table-cell table:style-name="ce15" office:value-type="float" office:value="1161" calcext:value-type="float">
            <text:p>1161</text:p>
          </table:table-cell>
          <table:table-cell table:style-name="ce15" office:value-type="float" office:value="-19" calcext:value-type="float">
            <text:p>-19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7992" calcext:value-type="float">
            <text:p>17992</text:p>
          </table:table-cell>
          <table:table-cell table:style-name="ce15" office:value-type="float" office:value="379" calcext:value-type="float">
            <text:p>379</text:p>
          </table:table-cell>
          <table:table-cell table:style-name="ce15" office:value-type="float" office:value="1145" calcext:value-type="float">
            <text:p>1145</text:p>
          </table:table-cell>
          <table:table-cell table:style-name="ce15" office:value-type="float" office:value="2078" calcext:value-type="float">
            <text:p>2078</text:p>
          </table:table-cell>
          <table:table-cell table:style-name="ce15" office:value-type="float" office:value="17600" calcext:value-type="float">
            <text:p>17600</text:p>
          </table:table-cell>
          <table:table-cell table:style-name="ce15" office:value-type="float" office:value="1430" calcext:value-type="float">
            <text:p>1430</text:p>
          </table:table-cell>
          <table:table-cell table:style-name="ce15" office:value-type="float" office:value="-1619" calcext:value-type="float">
            <text:p>-1619</text:p>
          </table:table-cell>
          <table:table-cell table:style-name="ce15" office:value-type="float" office:value="245829" calcext:value-type="float">
            <text:p>245829</text:p>
          </table:table-cell>
          <table:table-cell table:style-name="ce15" office:value-type="float" office:value="1023" calcext:value-type="float">
            <text:p>1023</text:p>
          </table:table-cell>
          <table:table-cell table:style-name="ce15" office:value-type="float" office:value="494758" calcext:value-type="float">
            <text:p>494758</text:p>
          </table:table-cell>
          <table:table-cell table:style-name="ce15" office:value-type="float" office:value="-71" calcext:value-type="float">
            <text:p>-71</text:p>
          </table:table-cell>
          <table:table-cell table:style-name="ce15" office:value-type="float" office:value="9393" calcext:value-type="float">
            <text:p>9393</text:p>
          </table:table-cell>
          <table:table-cell table:style-name="ce15" office:value-type="float" office:value="632" calcext:value-type="float">
            <text:p>632</text:p>
          </table:table-cell>
          <table:table-cell table:style-name="ce15" office:value-type="float" office:value="902268" calcext:value-type="float">
            <text:p>902268</text:p>
          </table:table-cell>
          <table:table-cell table:style-name="ce15" office:value-type="float" office:value="2289" calcext:value-type="float">
            <text:p>2289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-24" calcext:value-type="float">
            <text:p>-24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21601" calcext:value-type="float">
            <text:p>221601</text:p>
          </table:table-cell>
          <table:table-cell table:style-name="ce15" office:value-type="float" office:value="918694" calcext:value-type="float">
            <text:p>918694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977452" calcext:value-type="float">
            <text:p>977452</text:p>
          </table:table-cell>
          <table:table-cell table:style-name="ce15" office:value-type="float" office:value="1875" calcext:value-type="float">
            <text:p>1875</text:p>
          </table:table-cell>
          <table:table-cell table:style-name="ce25" office:value-type="float" office:value="3815862" calcext:value-type="float">
            <text:p>3815862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IPI - TOTAL</text:p>
          </table:table-cell>
          <table:table-cell table:style-name="ce15" office:value-type="float" office:value="36903" calcext:value-type="float">
            <text:p>36903</text:p>
          </table:table-cell>
          <table:table-cell table:style-name="ce15" office:value-type="float" office:value="3176223" calcext:value-type="float">
            <text:p>3176223</text:p>
          </table:table-cell>
          <table:table-cell table:style-name="ce15" office:value-type="float" office:value="16307828" calcext:value-type="float">
            <text:p>16307828</text:p>
          </table:table-cell>
          <table:table-cell table:style-name="ce15" office:value-type="float" office:value="169032" calcext:value-type="float">
            <text:p>169032</text:p>
          </table:table-cell>
          <table:table-cell table:style-name="ce15" office:value-type="float" office:value="117551853" calcext:value-type="float">
            <text:p>117551853</text:p>
          </table:table-cell>
          <table:table-cell table:style-name="ce15" office:value-type="float" office:value="32126658" calcext:value-type="float">
            <text:p>32126658</text:p>
          </table:table-cell>
          <table:table-cell table:style-name="ce15" office:value-type="float" office:value="5437948" calcext:value-type="float">
            <text:p>5437948</text:p>
          </table:table-cell>
          <table:table-cell table:style-name="ce15" office:value-type="float" office:value="154272386" calcext:value-type="float">
            <text:p>154272386</text:p>
          </table:table-cell>
          <table:table-cell table:style-name="ce15" office:value-type="float" office:value="54645896" calcext:value-type="float">
            <text:p>54645896</text:p>
          </table:table-cell>
          <table:table-cell table:style-name="ce15" office:value-type="float" office:value="9435584" calcext:value-type="float">
            <text:p>9435584</text:p>
          </table:table-cell>
          <table:table-cell table:style-name="ce15" office:value-type="float" office:value="467492123" calcext:value-type="float">
            <text:p>467492123</text:p>
          </table:table-cell>
          <table:table-cell table:style-name="ce15" office:value-type="float" office:value="6933348" calcext:value-type="float">
            <text:p>6933348</text:p>
          </table:table-cell>
          <table:table-cell table:style-name="ce15" office:value-type="float" office:value="16036685" calcext:value-type="float">
            <text:p>16036685</text:p>
          </table:table-cell>
          <table:table-cell table:style-name="ce15" office:value-type="float" office:value="9528691" calcext:value-type="float">
            <text:p>9528691</text:p>
          </table:table-cell>
          <table:table-cell table:style-name="ce15" office:value-type="float" office:value="9143929" calcext:value-type="float">
            <text:p>9143929</text:p>
          </table:table-cell>
          <table:table-cell table:style-name="ce15" office:value-type="float" office:value="92099430" calcext:value-type="float">
            <text:p>92099430</text:p>
          </table:table-cell>
          <table:table-cell table:style-name="ce15" office:value-type="float" office:value="3423550" calcext:value-type="float">
            <text:p>3423550</text:p>
          </table:table-cell>
          <table:table-cell table:style-name="ce15" office:value-type="float" office:value="244837816" calcext:value-type="float">
            <text:p>244837816</text:p>
          </table:table-cell>
          <table:table-cell table:style-name="ce15" office:value-type="float" office:value="371996495" calcext:value-type="float">
            <text:p>371996495</text:p>
          </table:table-cell>
          <table:table-cell table:style-name="ce15" office:value-type="float" office:value="3670377" calcext:value-type="float">
            <text:p>3670377</text:p>
          </table:table-cell>
          <table:table-cell table:style-name="ce15" office:value-type="float" office:value="2255568" calcext:value-type="float">
            <text:p>2255568</text:p>
          </table:table-cell>
          <table:table-cell table:style-name="ce15" office:value-type="float" office:value="17311" calcext:value-type="float">
            <text:p>17311</text:p>
          </table:table-cell>
          <table:table-cell table:style-name="ce15" office:value-type="float" office:value="513872670" calcext:value-type="float">
            <text:p>513872670</text:p>
          </table:table-cell>
          <table:table-cell table:style-name="ce15" office:value-type="float" office:value="327191472" calcext:value-type="float">
            <text:p>327191472</text:p>
          </table:table-cell>
          <table:table-cell table:style-name="ce15" office:value-type="float" office:value="8123366" calcext:value-type="float">
            <text:p>8123366</text:p>
          </table:table-cell>
          <table:table-cell table:style-name="ce15" office:value-type="float" office:value="1657123013" calcext:value-type="float">
            <text:p>1657123013</text:p>
          </table:table-cell>
          <table:table-cell table:style-name="ce15" office:value-type="float" office:value="384180" calcext:value-type="float">
            <text:p>384180</text:p>
          </table:table-cell>
          <table:table-cell table:style-name="ce25" office:value-type="float" office:value="4127290335" calcext:value-type="float">
            <text:p>4127290335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PI - FUMO</text:p>
          </table:table-cell>
          <table:table-cell table:number-columns-repeated="3" table:style-name="ce15" office:value-type="string" office:string-value=" -    " calcext:value-type="string">
            <text:p><text:s/>- <text:s text:c="3"/></text:p>
          </table:table-cell>
          <table:table-cell table:style-name="ce20" office:value-type="string" office:string-value=" -    " calcext:value-type="string">
            <text:p><text:s/>- <text:s text:c="3"/></text:p>
          </table:table-cell>
          <table:table-cell table:style-name="ce15" office:value-type="float" office:value="184066" calcext:value-type="float">
            <text:p>184066</text:p>
          </table:table-cell>
          <table:table-cell table:number-columns-repeated="2" table:style-name="ce15" office:value-type="string" office:string-value=" -    " calcext:value-type="string">
            <text:p><text:s/>- <text:s text:c="3"/></text:p>
          </table:table-cell>
          <table:table-cell table:style-name="ce20" office:value-type="string" office:string-value=" -    " calcext:value-type="string">
            <text:p><text:s/>- <text:s text:c="3"/></text:p>
          </table:table-cell>
          <table:table-cell table:style-name="ce15" office:value-type="float" office:value="23581" calcext:value-type="float">
            <text:p>23581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31339279" calcext:value-type="float">
            <text:p>231339279</text:p>
          </table:table-cell>
          <table:table-cell table:style-name="ce15" office:value-type="float" office:value="1482" calcext:value-type="float">
            <text:p>1482</text:p>
          </table:table-cell>
          <table:table-cell table:number-columns-repeated="3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8207" calcext:value-type="float">
            <text:p>8207</text:p>
          </table:table-cell>
          <table:table-cell table:number-columns-repeated="4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49378865" calcext:value-type="float">
            <text:p>249378865</text:p>
          </table:table-cell>
          <table:table-cell table:style-name="ce15" office:value-type="float" office:value="63835" calcext:value-type="float">
            <text:p>63835</text:p>
          </table:table-cell>
          <table:table-cell table:style-name="ce15" office:value-type="float" office:value="145930" calcext:value-type="float">
            <text:p>145930</text:p>
          </table:table-cell>
          <table:table-cell table:style-name="ce15" office:value-type="float" office:value="367355" calcext:value-type="float">
            <text:p>367355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25" office:value-type="float" office:value="481512685" calcext:value-type="float">
            <text:p>481512685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PI - BEBIDAS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29837" calcext:value-type="float">
            <text:p>229837</text:p>
          </table:table-cell>
          <table:table-cell table:style-name="ce15" office:value-type="float" office:value="3650535" calcext:value-type="float">
            <text:p>3650535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9041437" calcext:value-type="float">
            <text:p>9041437</text:p>
          </table:table-cell>
          <table:table-cell table:style-name="ce15" office:value-type="float" office:value="12065698" calcext:value-type="float">
            <text:p>12065698</text:p>
          </table:table-cell>
          <table:table-cell table:style-name="ce15" office:value-type="float" office:value="1399599" calcext:value-type="float">
            <text:p>1399599</text:p>
          </table:table-cell>
          <table:table-cell table:style-name="ce15" office:value-type="float" office:value="221467" calcext:value-type="float">
            <text:p>221467</text:p>
          </table:table-cell>
          <table:table-cell table:style-name="ce15" office:value-type="float" office:value="7459047" calcext:value-type="float">
            <text:p>7459047</text:p>
          </table:table-cell>
          <table:table-cell table:style-name="ce15" office:value-type="float" office:value="8018228" calcext:value-type="float">
            <text:p>8018228</text:p>
          </table:table-cell>
          <table:table-cell table:style-name="ce15" office:value-type="float" office:value="36056312" calcext:value-type="float">
            <text:p>36056312</text:p>
          </table:table-cell>
          <table:table-cell table:style-name="ce15" office:value-type="float" office:value="66660" calcext:value-type="float">
            <text:p>66660</text:p>
          </table:table-cell>
          <table:table-cell table:style-name="ce15" office:value-type="float" office:value="10000342" calcext:value-type="float">
            <text:p>10000342</text:p>
          </table:table-cell>
          <table:table-cell table:style-name="ce15" office:value-type="float" office:value="2511929" calcext:value-type="float">
            <text:p>2511929</text:p>
          </table:table-cell>
          <table:table-cell table:style-name="ce15" office:value-type="float" office:value="4708078" calcext:value-type="float">
            <text:p>4708078</text:p>
          </table:table-cell>
          <table:table-cell table:style-name="ce15" office:value-type="float" office:value="23883750" calcext:value-type="float">
            <text:p>23883750</text:p>
          </table:table-cell>
          <table:table-cell table:style-name="ce15" office:value-type="float" office:value="2172301" calcext:value-type="float">
            <text:p>2172301</text:p>
          </table:table-cell>
          <table:table-cell table:style-name="ce15" office:value-type="float" office:value="6109825" calcext:value-type="float">
            <text:p>6109825</text:p>
          </table:table-cell>
          <table:table-cell table:style-name="ce15" office:value-type="float" office:value="34316321" calcext:value-type="float">
            <text:p>34316321</text:p>
          </table:table-cell>
          <table:table-cell table:style-name="ce15" office:value-type="float" office:value="724732" calcext:value-type="float">
            <text:p>724732</text:p>
          </table:table-cell>
          <table:table-cell table:style-name="ce15" office:value-type="float" office:value="3329" calcext:value-type="float">
            <text:p>3329</text:p>
          </table:table-cell>
          <table:table-cell table:style-name="ce15" office:value-type="float" office:value="2642" calcext:value-type="float">
            <text:p>2642</text:p>
          </table:table-cell>
          <table:table-cell table:style-name="ce15" office:value-type="float" office:value="13711958" calcext:value-type="float">
            <text:p>13711958</text:p>
          </table:table-cell>
          <table:table-cell table:style-name="ce15" office:value-type="float" office:value="10146403" calcext:value-type="float">
            <text:p>10146403</text:p>
          </table:table-cell>
          <table:table-cell table:style-name="ce15" office:value-type="float" office:value="5493904" calcext:value-type="float">
            <text:p>5493904</text:p>
          </table:table-cell>
          <table:table-cell table:style-name="ce15" office:value-type="float" office:value="88558595" calcext:value-type="float">
            <text:p>88558595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25" office:value-type="float" office:value="280552931" calcext:value-type="float">
            <text:p>280552931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PI - AUTOMÓVEIS</text:p>
          </table:table-cell>
          <table:table-cell table:style-name="ce15" office:value-type="float" office:value="9642" calcext:value-type="float">
            <text:p>9642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8080" calcext:value-type="float">
            <text:p>18080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391" calcext:value-type="float">
            <text:p>2391</text:p>
          </table:table-cell>
          <table:table-cell table:style-name="ce15" office:value-type="float" office:value="5573" calcext:value-type="float">
            <text:p>5573</text:p>
          </table:table-cell>
          <table:table-cell table:style-name="ce15" office:value-type="float" office:value="15962" calcext:value-type="float">
            <text:p>15962</text:p>
          </table:table-cell>
          <table:table-cell table:style-name="ce15" office:value-type="float" office:value="9692893" calcext:value-type="float">
            <text:p>9692893</text:p>
          </table:table-cell>
          <table:table-cell table:style-name="ce15" office:value-type="float" office:value="23805431" calcext:value-type="float">
            <text:p>23805431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52697288" calcext:value-type="float">
            <text:p>52697288</text:p>
          </table:table-cell>
          <table:table-cell table:number-columns-repeated="3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479" calcext:value-type="float">
            <text:p>2479</text:p>
          </table:table-cell>
          <table:table-cell table:style-name="ce15" office:value-type="float" office:value="178784" calcext:value-type="float">
            <text:p>178784</text:p>
          </table:table-cell>
          <table:table-cell table:style-name="ce15" office:value-type="float" office:value="3565" calcext:value-type="float">
            <text:p>3565</text:p>
          </table:table-cell>
          <table:table-cell table:style-name="ce15" office:value-type="float" office:value="34114534" calcext:value-type="float">
            <text:p>34114534</text:p>
          </table:table-cell>
          <table:table-cell table:style-name="ce15" office:value-type="float" office:value="15979325" calcext:value-type="float">
            <text:p>15979325</text:p>
          </table:table-cell>
          <table:table-cell table:style-name="ce15" office:value-type="float" office:value="5675" calcext:value-type="float">
            <text:p>5675</text:p>
          </table:table-cell>
          <table:table-cell table:style-name="ce15" office:value-type="float" office:value="10472" calcext:value-type="float">
            <text:p>10472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33411910" calcext:value-type="float">
            <text:p>33411910</text:p>
          </table:table-cell>
          <table:table-cell table:style-name="ce15" office:value-type="float" office:value="9788961" calcext:value-type="float">
            <text:p>9788961</text:p>
          </table:table-cell>
          <table:table-cell table:style-name="ce15" office:value-type="float" office:value="1362" calcext:value-type="float">
            <text:p>1362</text:p>
          </table:table-cell>
          <table:table-cell table:style-name="ce15" office:value-type="float" office:value="142488863" calcext:value-type="float">
            <text:p>142488863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25" office:value-type="float" office:value="322233190" calcext:value-type="float">
            <text:p>322233190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PI - VINCULADO À IMPORTACAO</text:p>
          </table:table-cell>
          <table:table-cell table:style-name="ce15" office:value-type="float" office:value="3566" calcext:value-type="float">
            <text:p>3566</text:p>
          </table:table-cell>
          <table:table-cell table:style-name="ce15" office:value-type="float" office:value="9481" calcext:value-type="float">
            <text:p>9481</text:p>
          </table:table-cell>
          <table:table-cell table:style-name="ce15" office:value-type="float" office:value="6224827" calcext:value-type="float">
            <text:p>6224827</text:p>
          </table:table-cell>
          <table:table-cell table:style-name="ce15" office:value-type="float" office:value="34112" calcext:value-type="float">
            <text:p>34112</text:p>
          </table:table-cell>
          <table:table-cell table:style-name="ce15" office:value-type="float" office:value="53581517" calcext:value-type="float">
            <text:p>53581517</text:p>
          </table:table-cell>
          <table:table-cell table:style-name="ce15" office:value-type="float" office:value="11531891" calcext:value-type="float">
            <text:p>11531891</text:p>
          </table:table-cell>
          <table:table-cell table:style-name="ce15" office:value-type="float" office:value="1154083" calcext:value-type="float">
            <text:p>1154083</text:p>
          </table:table-cell>
          <table:table-cell table:style-name="ce15" office:value-type="float" office:value="107806885" calcext:value-type="float">
            <text:p>107806885</text:p>
          </table:table-cell>
          <table:table-cell table:style-name="ce15" office:value-type="float" office:value="10201163" calcext:value-type="float">
            <text:p>10201163</text:p>
          </table:table-cell>
          <table:table-cell table:style-name="ce15" office:value-type="float" office:value="635243" calcext:value-type="float">
            <text:p>635243</text:p>
          </table:table-cell>
          <table:table-cell table:style-name="ce15" office:value-type="float" office:value="30872137" calcext:value-type="float">
            <text:p>30872137</text:p>
          </table:table-cell>
          <table:table-cell table:style-name="ce15" office:value-type="float" office:value="92423" calcext:value-type="float">
            <text:p>92423</text:p>
          </table:table-cell>
          <table:table-cell table:style-name="ce15" office:value-type="float" office:value="2267627" calcext:value-type="float">
            <text:p>2267627</text:p>
          </table:table-cell>
          <table:table-cell table:style-name="ce15" office:value-type="float" office:value="1648775" calcext:value-type="float">
            <text:p>1648775</text:p>
          </table:table-cell>
          <table:table-cell table:style-name="ce15" office:value-type="float" office:value="2143666" calcext:value-type="float">
            <text:p>2143666</text:p>
          </table:table-cell>
          <table:table-cell table:style-name="ce15" office:value-type="float" office:value="31455987" calcext:value-type="float">
            <text:p>31455987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99202840" calcext:value-type="float">
            <text:p>99202840</text:p>
          </table:table-cell>
          <table:table-cell table:style-name="ce15" office:value-type="float" office:value="128561492" calcext:value-type="float">
            <text:p>128561492</text:p>
          </table:table-cell>
          <table:table-cell table:style-name="ce15" office:value-type="float" office:value="266274" calcext:value-type="float">
            <text:p>266274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83878758" calcext:value-type="float">
            <text:p>83878758</text:p>
          </table:table-cell>
          <table:table-cell table:style-name="ce15" office:value-type="float" office:value="154082612" calcext:value-type="float">
            <text:p>154082612</text:p>
          </table:table-cell>
          <table:table-cell table:style-name="ce15" office:value-type="float" office:value="411310" calcext:value-type="float">
            <text:p>411310</text:p>
          </table:table-cell>
          <table:table-cell table:style-name="ce15" office:value-type="float" office:value="449546962" calcext:value-type="float">
            <text:p>449546962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25" office:value-type="float" office:value="1175613661" calcext:value-type="float">
            <text:p>1175613661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8" office:value-type="string" calcext:value-type="string">
            <text:p><text:s text:c="2"/>IPI - OUTROS</text:p>
          </table:table-cell>
          <table:table-cell table:style-name="ce15" office:value-type="float" office:value="23694" calcext:value-type="float">
            <text:p>23694</text:p>
          </table:table-cell>
          <table:table-cell table:style-name="ce15" office:value-type="float" office:value="2936905" calcext:value-type="float">
            <text:p>2936905</text:p>
          </table:table-cell>
          <table:table-cell table:style-name="ce15" office:value-type="float" office:value="6414386" calcext:value-type="float">
            <text:p>6414386</text:p>
          </table:table-cell>
          <table:table-cell table:style-name="ce15" office:value-type="float" office:value="134920" calcext:value-type="float">
            <text:p>134920</text:p>
          </table:table-cell>
          <table:table-cell table:style-name="ce15" office:value-type="float" office:value="54742440" calcext:value-type="float">
            <text:p>54742440</text:p>
          </table:table-cell>
          <table:table-cell table:style-name="ce15" office:value-type="float" office:value="8523497" calcext:value-type="float">
            <text:p>8523497</text:p>
          </table:table-cell>
          <table:table-cell table:style-name="ce15" office:value-type="float" office:value="2868304" calcext:value-type="float">
            <text:p>2868304</text:p>
          </table:table-cell>
          <table:table-cell table:style-name="ce15" office:value-type="float" office:value="36551141" calcext:value-type="float">
            <text:p>36551141</text:p>
          </table:table-cell>
          <table:table-cell table:style-name="ce15" office:value-type="float" office:value="13156675" calcext:value-type="float">
            <text:p>13156675</text:p>
          </table:table-cell>
          <table:table-cell table:style-name="ce15" office:value-type="float" office:value="782113" calcext:value-type="float">
            <text:p>782113</text:p>
          </table:table-cell>
          <table:table-cell table:style-name="ce15" office:value-type="float" office:value="116527106" calcext:value-type="float">
            <text:p>116527106</text:p>
          </table:table-cell>
          <table:table-cell table:style-name="ce15" office:value-type="float" office:value="6772783" calcext:value-type="float">
            <text:p>6772783</text:p>
          </table:table-cell>
          <table:table-cell table:style-name="ce15" office:value-type="float" office:value="3768716" calcext:value-type="float">
            <text:p>3768716</text:p>
          </table:table-cell>
          <table:table-cell table:style-name="ce15" office:value-type="float" office:value="5367986" calcext:value-type="float">
            <text:p>5367986</text:p>
          </table:table-cell>
          <table:table-cell table:style-name="ce15" office:value-type="float" office:value="2289706" calcext:value-type="float">
            <text:p>2289706</text:p>
          </table:table-cell>
          <table:table-cell table:style-name="ce15" office:value-type="float" office:value="36580823" calcext:value-type="float">
            <text:p>36580823</text:p>
          </table:table-cell>
          <table:table-cell table:style-name="ce15" office:value-type="float" office:value="1247683" calcext:value-type="float">
            <text:p>1247683</text:p>
          </table:table-cell>
          <table:table-cell table:style-name="ce15" office:value-type="float" office:value="105402410" calcext:value-type="float">
            <text:p>105402410</text:p>
          </table:table-cell>
          <table:table-cell table:style-name="ce15" office:value-type="float" office:value="193139358" calcext:value-type="float">
            <text:p>193139358</text:p>
          </table:table-cell>
          <table:table-cell table:style-name="ce15" office:value-type="float" office:value="2673696" calcext:value-type="float">
            <text:p>2673696</text:p>
          </table:table-cell>
          <table:table-cell table:style-name="ce15" office:value-type="float" office:value="2241739" calcext:value-type="float">
            <text:p>2241739</text:p>
          </table:table-cell>
          <table:table-cell table:style-name="ce15" office:value-type="float" office:value="14668" calcext:value-type="float">
            <text:p>14668</text:p>
          </table:table-cell>
          <table:table-cell table:style-name="ce15" office:value-type="float" office:value="133491179" calcext:value-type="float">
            <text:p>133491179</text:p>
          </table:table-cell>
          <table:table-cell table:style-name="ce15" office:value-type="float" office:value="153109661" calcext:value-type="float">
            <text:p>153109661</text:p>
          </table:table-cell>
          <table:table-cell table:style-name="ce15" office:value-type="float" office:value="2070861" calcext:value-type="float">
            <text:p>2070861</text:p>
          </table:table-cell>
          <table:table-cell table:style-name="ce15" office:value-type="float" office:value="976161238" calcext:value-type="float">
            <text:p>976161238</text:p>
          </table:table-cell>
          <table:table-cell table:style-name="ce15" office:value-type="float" office:value="384180" calcext:value-type="float">
            <text:p>384180</text:p>
          </table:table-cell>
          <table:table-cell table:style-name="ce25" office:value-type="float" office:value="1867377868" calcext:value-type="float">
            <text:p>1867377868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IMPOSTO SOBRE A RENDA - TOTAL</text:p>
          </table:table-cell>
          <table:table-cell table:style-name="ce15" office:value-type="float" office:value="15290254" calcext:value-type="float">
            <text:p>15290254</text:p>
          </table:table-cell>
          <table:table-cell table:style-name="ce15" office:value-type="float" office:value="55620701" calcext:value-type="float">
            <text:p>55620701</text:p>
          </table:table-cell>
          <table:table-cell table:style-name="ce15" office:value-type="float" office:value="203164047" calcext:value-type="float">
            <text:p>203164047</text:p>
          </table:table-cell>
          <table:table-cell table:style-name="ce15" office:value-type="float" office:value="10806019" calcext:value-type="float">
            <text:p>10806019</text:p>
          </table:table-cell>
          <table:table-cell table:style-name="ce15" office:value-type="float" office:value="290230284" calcext:value-type="float">
            <text:p>290230284</text:p>
          </table:table-cell>
          <table:table-cell table:style-name="ce15" office:value-type="float" office:value="259654719" calcext:value-type="float">
            <text:p>259654719</text:p>
          </table:table-cell>
          <table:table-cell table:style-name="ce15" office:value-type="float" office:value="2802067026" calcext:value-type="float">
            <text:p>2802067026</text:p>
          </table:table-cell>
          <table:table-cell table:style-name="ce15" office:value-type="float" office:value="181713119" calcext:value-type="float">
            <text:p>181713119</text:p>
          </table:table-cell>
          <table:table-cell table:style-name="ce15" office:value-type="float" office:value="219066338" calcext:value-type="float">
            <text:p>219066338</text:p>
          </table:table-cell>
          <table:table-cell table:style-name="ce15" office:value-type="float" office:value="76216258" calcext:value-type="float">
            <text:p>76216258</text:p>
          </table:table-cell>
          <table:table-cell table:style-name="ce15" office:value-type="float" office:value="1176795216" calcext:value-type="float">
            <text:p>1176795216</text:p>
          </table:table-cell>
          <table:table-cell table:style-name="ce15" office:value-type="float" office:value="106108181" calcext:value-type="float">
            <text:p>106108181</text:p>
          </table:table-cell>
          <table:table-cell table:style-name="ce15" office:value-type="float" office:value="123482409" calcext:value-type="float">
            <text:p>123482409</text:p>
          </table:table-cell>
          <table:table-cell table:style-name="ce15" office:value-type="float" office:value="189079301" calcext:value-type="float">
            <text:p>189079301</text:p>
          </table:table-cell>
          <table:table-cell table:style-name="ce15" office:value-type="float" office:value="80587629" calcext:value-type="float">
            <text:p>80587629</text:p>
          </table:table-cell>
          <table:table-cell table:style-name="ce15" office:value-type="float" office:value="292159737" calcext:value-type="float">
            <text:p>292159737</text:p>
          </table:table-cell>
          <table:table-cell table:style-name="ce15" office:value-type="float" office:value="48126994" calcext:value-type="float">
            <text:p>48126994</text:p>
          </table:table-cell>
          <table:table-cell table:style-name="ce15" office:value-type="float" office:value="1023100801" calcext:value-type="float">
            <text:p>1023100801</text:p>
          </table:table-cell>
          <table:table-cell table:style-name="ce15" office:value-type="float" office:value="4180374734" calcext:value-type="float">
            <text:p>4180374734</text:p>
          </table:table-cell>
          <table:table-cell table:style-name="ce15" office:value-type="float" office:value="76208454" calcext:value-type="float">
            <text:p>76208454</text:p>
          </table:table-cell>
          <table:table-cell table:style-name="ce15" office:value-type="float" office:value="40903887" calcext:value-type="float">
            <text:p>40903887</text:p>
          </table:table-cell>
          <table:table-cell table:style-name="ce15" office:value-type="float" office:value="11802455" calcext:value-type="float">
            <text:p>11802455</text:p>
          </table:table-cell>
          <table:table-cell table:style-name="ce15" office:value-type="float" office:value="849426329" calcext:value-type="float">
            <text:p>849426329</text:p>
          </table:table-cell>
          <table:table-cell table:style-name="ce15" office:value-type="float" office:value="535051283" calcext:value-type="float">
            <text:p>535051283</text:p>
          </table:table-cell>
          <table:table-cell table:style-name="ce15" office:value-type="float" office:value="58931587" calcext:value-type="float">
            <text:p>58931587</text:p>
          </table:table-cell>
          <table:table-cell table:style-name="ce15" office:value-type="float" office:value="9657522471" calcext:value-type="float">
            <text:p>9657522471</text:p>
          </table:table-cell>
          <table:table-cell table:style-name="ce15" office:value-type="float" office:value="27415758" calcext:value-type="float">
            <text:p>27415758</text:p>
          </table:table-cell>
          <table:table-cell table:style-name="ce25" office:value-type="float" office:value="22590905988" calcext:value-type="float">
            <text:p>22590905988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RPF</text:p>
          </table:table-cell>
          <table:table-cell table:style-name="ce15" office:value-type="float" office:value="4480168" calcext:value-type="float">
            <text:p>4480168</text:p>
          </table:table-cell>
          <table:table-cell table:style-name="ce15" office:value-type="float" office:value="15073884" calcext:value-type="float">
            <text:p>15073884</text:p>
          </table:table-cell>
          <table:table-cell table:style-name="ce15" office:value-type="float" office:value="20076682" calcext:value-type="float">
            <text:p>20076682</text:p>
          </table:table-cell>
          <table:table-cell table:style-name="ce15" office:value-type="float" office:value="3932322" calcext:value-type="float">
            <text:p>3932322</text:p>
          </table:table-cell>
          <table:table-cell table:style-name="ce15" office:value-type="float" office:value="62179565" calcext:value-type="float">
            <text:p>62179565</text:p>
          </table:table-cell>
          <table:table-cell table:style-name="ce15" office:value-type="float" office:value="57087294" calcext:value-type="float">
            <text:p>57087294</text:p>
          </table:table-cell>
          <table:table-cell table:style-name="ce15" office:value-type="float" office:value="57661009" calcext:value-type="float">
            <text:p>57661009</text:p>
          </table:table-cell>
          <table:table-cell table:style-name="ce15" office:value-type="float" office:value="28270314" calcext:value-type="float">
            <text:p>28270314</text:p>
          </table:table-cell>
          <table:table-cell table:style-name="ce15" office:value-type="float" office:value="58270262" calcext:value-type="float">
            <text:p>58270262</text:p>
          </table:table-cell>
          <table:table-cell table:style-name="ce15" office:value-type="float" office:value="20719863" calcext:value-type="float">
            <text:p>20719863</text:p>
          </table:table-cell>
          <table:table-cell table:style-name="ce15" office:value-type="float" office:value="175364764" calcext:value-type="float">
            <text:p>175364764</text:p>
          </table:table-cell>
          <table:table-cell table:style-name="ce15" office:value-type="float" office:value="32831239" calcext:value-type="float">
            <text:p>32831239</text:p>
          </table:table-cell>
          <table:table-cell table:style-name="ce15" office:value-type="float" office:value="27100905" calcext:value-type="float">
            <text:p>27100905</text:p>
          </table:table-cell>
          <table:table-cell table:style-name="ce15" office:value-type="float" office:value="26982279" calcext:value-type="float">
            <text:p>26982279</text:p>
          </table:table-cell>
          <table:table-cell table:style-name="ce15" office:value-type="float" office:value="19487177" calcext:value-type="float">
            <text:p>19487177</text:p>
          </table:table-cell>
          <table:table-cell table:style-name="ce15" office:value-type="float" office:value="49950582" calcext:value-type="float">
            <text:p>49950582</text:p>
          </table:table-cell>
          <table:table-cell table:style-name="ce15" office:value-type="float" office:value="13287880" calcext:value-type="float">
            <text:p>13287880</text:p>
          </table:table-cell>
          <table:table-cell table:style-name="ce15" office:value-type="float" office:value="116484842" calcext:value-type="float">
            <text:p>116484842</text:p>
          </table:table-cell>
          <table:table-cell table:style-name="ce15" office:value-type="float" office:value="365287809" calcext:value-type="float">
            <text:p>365287809</text:p>
          </table:table-cell>
          <table:table-cell table:style-name="ce15" office:value-type="float" office:value="18855902" calcext:value-type="float">
            <text:p>18855902</text:p>
          </table:table-cell>
          <table:table-cell table:style-name="ce15" office:value-type="float" office:value="10735705" calcext:value-type="float">
            <text:p>10735705</text:p>
          </table:table-cell>
          <table:table-cell table:style-name="ce15" office:value-type="float" office:value="2861926" calcext:value-type="float">
            <text:p>2861926</text:p>
          </table:table-cell>
          <table:table-cell table:style-name="ce15" office:value-type="float" office:value="145647736" calcext:value-type="float">
            <text:p>145647736</text:p>
          </table:table-cell>
          <table:table-cell table:style-name="ce15" office:value-type="float" office:value="72636562" calcext:value-type="float">
            <text:p>72636562</text:p>
          </table:table-cell>
          <table:table-cell table:style-name="ce15" office:value-type="float" office:value="16163691" calcext:value-type="float">
            <text:p>16163691</text:p>
          </table:table-cell>
          <table:table-cell table:style-name="ce15" office:value-type="float" office:value="1167605632" calcext:value-type="float">
            <text:p>1167605632</text:p>
          </table:table-cell>
          <table:table-cell table:style-name="ce15" office:value-type="float" office:value="6976293" calcext:value-type="float">
            <text:p>6976293</text:p>
          </table:table-cell>
          <table:table-cell table:style-name="ce25" office:value-type="float" office:value="2596012284" calcext:value-type="float">
            <text:p>2596012284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RPJ</text:p>
          </table:table-cell>
          <table:table-cell table:style-name="ce15" office:value-type="float" office:value="5055809" calcext:value-type="float">
            <text:p>5055809</text:p>
          </table:table-cell>
          <table:table-cell table:style-name="ce15" office:value-type="float" office:value="15358839" calcext:value-type="float">
            <text:p>15358839</text:p>
          </table:table-cell>
          <table:table-cell table:style-name="ce15" office:value-type="float" office:value="97650265" calcext:value-type="float">
            <text:p>97650265</text:p>
          </table:table-cell>
          <table:table-cell table:style-name="ce15" office:value-type="float" office:value="3352671" calcext:value-type="float">
            <text:p>3352671</text:p>
          </table:table-cell>
          <table:table-cell table:style-name="ce15" office:value-type="float" office:value="105721501" calcext:value-type="float">
            <text:p>105721501</text:p>
          </table:table-cell>
          <table:table-cell table:style-name="ce15" office:value-type="float" office:value="81372726" calcext:value-type="float">
            <text:p>81372726</text:p>
          </table:table-cell>
          <table:table-cell table:style-name="ce15" office:value-type="float" office:value="640204514" calcext:value-type="float">
            <text:p>640204514</text:p>
          </table:table-cell>
          <table:table-cell table:style-name="ce15" office:value-type="float" office:value="78349079" calcext:value-type="float">
            <text:p>78349079</text:p>
          </table:table-cell>
          <table:table-cell table:style-name="ce15" office:value-type="float" office:value="80859349" calcext:value-type="float">
            <text:p>80859349</text:p>
          </table:table-cell>
          <table:table-cell table:style-name="ce15" office:value-type="float" office:value="29981255" calcext:value-type="float">
            <text:p>29981255</text:p>
          </table:table-cell>
          <table:table-cell table:style-name="ce15" office:value-type="float" office:value="353892872" calcext:value-type="float">
            <text:p>353892872</text:p>
          </table:table-cell>
          <table:table-cell table:style-name="ce15" office:value-type="float" office:value="42425533" calcext:value-type="float">
            <text:p>42425533</text:p>
          </table:table-cell>
          <table:table-cell table:style-name="ce15" office:value-type="float" office:value="50769240" calcext:value-type="float">
            <text:p>50769240</text:p>
          </table:table-cell>
          <table:table-cell table:style-name="ce15" office:value-type="float" office:value="103029254" calcext:value-type="float">
            <text:p>103029254</text:p>
          </table:table-cell>
          <table:table-cell table:style-name="ce15" office:value-type="float" office:value="22738285" calcext:value-type="float">
            <text:p>22738285</text:p>
          </table:table-cell>
          <table:table-cell table:style-name="ce15" office:value-type="float" office:value="114973147" calcext:value-type="float">
            <text:p>114973147</text:p>
          </table:table-cell>
          <table:table-cell table:style-name="ce15" office:value-type="float" office:value="17226433" calcext:value-type="float">
            <text:p>17226433</text:p>
          </table:table-cell>
          <table:table-cell table:style-name="ce15" office:value-type="float" office:value="521978720" calcext:value-type="float">
            <text:p>521978720</text:p>
          </table:table-cell>
          <table:table-cell table:style-name="ce15" office:value-type="float" office:value="2074013708" calcext:value-type="float">
            <text:p>2074013708</text:p>
          </table:table-cell>
          <table:table-cell table:style-name="ce15" office:value-type="float" office:value="23398832" calcext:value-type="float">
            <text:p>23398832</text:p>
          </table:table-cell>
          <table:table-cell table:style-name="ce15" office:value-type="float" office:value="14977145" calcext:value-type="float">
            <text:p>14977145</text:p>
          </table:table-cell>
          <table:table-cell table:style-name="ce15" office:value-type="float" office:value="4054243" calcext:value-type="float">
            <text:p>4054243</text:p>
          </table:table-cell>
          <table:table-cell table:style-name="ce15" office:value-type="float" office:value="338923697" calcext:value-type="float">
            <text:p>338923697</text:p>
          </table:table-cell>
          <table:table-cell table:style-name="ce15" office:value-type="float" office:value="285861847" calcext:value-type="float">
            <text:p>285861847</text:p>
          </table:table-cell>
          <table:table-cell table:style-name="ce15" office:value-type="float" office:value="16057254" calcext:value-type="float">
            <text:p>16057254</text:p>
          </table:table-cell>
          <table:table-cell table:style-name="ce15" office:value-type="float" office:value="3629509173" calcext:value-type="float">
            <text:p>3629509173</text:p>
          </table:table-cell>
          <table:table-cell table:style-name="ce15" office:value-type="float" office:value="12488001" calcext:value-type="float">
            <text:p>12488001</text:p>
          </table:table-cell>
          <table:table-cell table:style-name="ce25" office:value-type="float" office:value="8764223391" calcext:value-type="float">
            <text:p>8764223391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ENTIDADES FINANCEIRAS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70494" calcext:value-type="float">
            <text:p>70494</text:p>
          </table:table-cell>
          <table:table-cell table:style-name="ce15" office:value-type="float" office:value="154600" calcext:value-type="float">
            <text:p>154600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991529" calcext:value-type="float">
            <text:p>1991529</text:p>
          </table:table-cell>
          <table:table-cell table:style-name="ce15" office:value-type="float" office:value="3970791" calcext:value-type="float">
            <text:p>3970791</text:p>
          </table:table-cell>
          <table:table-cell table:style-name="ce15" office:value-type="float" office:value="109426941" calcext:value-type="float">
            <text:p>109426941</text:p>
          </table:table-cell>
          <table:table-cell table:style-name="ce15" office:value-type="float" office:value="1276484" calcext:value-type="float">
            <text:p>1276484</text:p>
          </table:table-cell>
          <table:table-cell table:style-name="ce15" office:value-type="float" office:value="371497" calcext:value-type="float">
            <text:p>37149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355414" calcext:value-type="float">
            <text:p>3355414</text:p>
          </table:table-cell>
          <table:table-cell table:style-name="ce15" office:value-type="float" office:value="340716" calcext:value-type="float">
            <text:p>340716</text:p>
          </table:table-cell>
          <table:table-cell table:style-name="ce15" office:value-type="float" office:value="223151" calcext:value-type="float">
            <text:p>223151</text:p>
          </table:table-cell>
          <table:table-cell table:style-name="ce15" office:value-type="float" office:value="12214681" calcext:value-type="float">
            <text:p>12214681</text:p>
          </table:table-cell>
          <table:table-cell table:style-name="ce15" office:value-type="float" office:value="-38335" calcext:value-type="float">
            <text:p>-38335</text:p>
          </table:table-cell>
          <table:table-cell table:style-name="ce15" office:value-type="float" office:value="6960426" calcext:value-type="float">
            <text:p>6960426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4717086" calcext:value-type="float">
            <text:p>24717086</text:p>
          </table:table-cell>
          <table:table-cell table:style-name="ce15" office:value-type="float" office:value="152169702" calcext:value-type="float">
            <text:p>152169702</text:p>
          </table:table-cell>
          <table:table-cell table:style-name="ce15" office:value-type="float" office:value="69615" calcext:value-type="float">
            <text:p>69615</text:p>
          </table:table-cell>
          <table:table-cell table:style-name="ce15" office:value-type="float" office:value="15755" calcext:value-type="float">
            <text:p>15755</text:p>
          </table:table-cell>
          <table:table-cell table:style-name="ce15" office:value-type="float" office:value="187" calcext:value-type="float">
            <text:p>187</text:p>
          </table:table-cell>
          <table:table-cell table:style-name="ce15" office:value-type="float" office:value="11767369" calcext:value-type="float">
            <text:p>11767369</text:p>
          </table:table-cell>
          <table:table-cell table:style-name="ce15" office:value-type="float" office:value="1184431" calcext:value-type="float">
            <text:p>1184431</text:p>
          </table:table-cell>
          <table:table-cell table:style-name="ce15" office:value-type="float" office:value="2109643" calcext:value-type="float">
            <text:p>2109643</text:p>
          </table:table-cell>
          <table:table-cell table:style-name="ce15" office:value-type="float" office:value="876434667" calcext:value-type="float">
            <text:p>876434667</text:p>
          </table:table-cell>
          <table:table-cell table:style-name="ce15" office:value-type="float" office:value="3795" calcext:value-type="float">
            <text:p>3795</text:p>
          </table:table-cell>
          <table:table-cell table:style-name="ce25" office:value-type="float" office:value="1208790650" calcext:value-type="float">
            <text:p>1208790650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DEMAIS EMPRESAS</text:p>
          </table:table-cell>
          <table:table-cell table:style-name="ce15" office:value-type="float" office:value="5055809" calcext:value-type="float">
            <text:p>5055809</text:p>
          </table:table-cell>
          <table:table-cell table:style-name="ce15" office:value-type="float" office:value="15288345" calcext:value-type="float">
            <text:p>15288345</text:p>
          </table:table-cell>
          <table:table-cell table:style-name="ce15" office:value-type="float" office:value="97495665" calcext:value-type="float">
            <text:p>97495665</text:p>
          </table:table-cell>
          <table:table-cell table:style-name="ce15" office:value-type="float" office:value="3352671" calcext:value-type="float">
            <text:p>3352671</text:p>
          </table:table-cell>
          <table:table-cell table:style-name="ce15" office:value-type="float" office:value="103729972" calcext:value-type="float">
            <text:p>103729972</text:p>
          </table:table-cell>
          <table:table-cell table:style-name="ce15" office:value-type="float" office:value="77401935" calcext:value-type="float">
            <text:p>77401935</text:p>
          </table:table-cell>
          <table:table-cell table:style-name="ce15" office:value-type="float" office:value="530777572" calcext:value-type="float">
            <text:p>530777572</text:p>
          </table:table-cell>
          <table:table-cell table:style-name="ce15" office:value-type="float" office:value="77072595" calcext:value-type="float">
            <text:p>77072595</text:p>
          </table:table-cell>
          <table:table-cell table:style-name="ce15" office:value-type="float" office:value="80487851" calcext:value-type="float">
            <text:p>80487851</text:p>
          </table:table-cell>
          <table:table-cell table:style-name="ce15" office:value-type="float" office:value="29981245" calcext:value-type="float">
            <text:p>29981245</text:p>
          </table:table-cell>
          <table:table-cell table:style-name="ce15" office:value-type="float" office:value="350537458" calcext:value-type="float">
            <text:p>350537458</text:p>
          </table:table-cell>
          <table:table-cell table:style-name="ce15" office:value-type="float" office:value="42084817" calcext:value-type="float">
            <text:p>42084817</text:p>
          </table:table-cell>
          <table:table-cell table:style-name="ce15" office:value-type="float" office:value="50546090" calcext:value-type="float">
            <text:p>50546090</text:p>
          </table:table-cell>
          <table:table-cell table:style-name="ce15" office:value-type="float" office:value="90814573" calcext:value-type="float">
            <text:p>90814573</text:p>
          </table:table-cell>
          <table:table-cell table:style-name="ce15" office:value-type="float" office:value="22776620" calcext:value-type="float">
            <text:p>22776620</text:p>
          </table:table-cell>
          <table:table-cell table:style-name="ce15" office:value-type="float" office:value="108012721" calcext:value-type="float">
            <text:p>108012721</text:p>
          </table:table-cell>
          <table:table-cell table:style-name="ce15" office:value-type="float" office:value="17226433" calcext:value-type="float">
            <text:p>17226433</text:p>
          </table:table-cell>
          <table:table-cell table:style-name="ce15" office:value-type="float" office:value="497261634" calcext:value-type="float">
            <text:p>497261634</text:p>
          </table:table-cell>
          <table:table-cell table:style-name="ce15" office:value-type="float" office:value="1921844006" calcext:value-type="float">
            <text:p>1921844006</text:p>
          </table:table-cell>
          <table:table-cell table:style-name="ce15" office:value-type="float" office:value="23329217" calcext:value-type="float">
            <text:p>23329217</text:p>
          </table:table-cell>
          <table:table-cell table:style-name="ce15" office:value-type="float" office:value="14961390" calcext:value-type="float">
            <text:p>14961390</text:p>
          </table:table-cell>
          <table:table-cell table:style-name="ce15" office:value-type="float" office:value="4054056" calcext:value-type="float">
            <text:p>4054056</text:p>
          </table:table-cell>
          <table:table-cell table:style-name="ce15" office:value-type="float" office:value="327156327" calcext:value-type="float">
            <text:p>327156327</text:p>
          </table:table-cell>
          <table:table-cell table:style-name="ce15" office:value-type="float" office:value="284677416" calcext:value-type="float">
            <text:p>284677416</text:p>
          </table:table-cell>
          <table:table-cell table:style-name="ce15" office:value-type="float" office:value="13947612" calcext:value-type="float">
            <text:p>13947612</text:p>
          </table:table-cell>
          <table:table-cell table:style-name="ce15" office:value-type="float" office:value="2753074506" calcext:value-type="float">
            <text:p>2753074506</text:p>
          </table:table-cell>
          <table:table-cell table:style-name="ce15" office:value-type="float" office:value="12484206" calcext:value-type="float">
            <text:p>12484206</text:p>
          </table:table-cell>
          <table:table-cell table:style-name="ce25" office:value-type="float" office:value="7555432741" calcext:value-type="float">
            <text:p>7555432741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IMPOSTO S/ RENDA RETIDO NA FONTE</text:p>
          </table:table-cell>
          <table:table-cell table:style-name="ce15" office:value-type="float" office:value="5754277" calcext:value-type="float">
            <text:p>5754277</text:p>
          </table:table-cell>
          <table:table-cell table:style-name="ce15" office:value-type="float" office:value="25187977" calcext:value-type="float">
            <text:p>25187977</text:p>
          </table:table-cell>
          <table:table-cell table:style-name="ce15" office:value-type="float" office:value="85437099" calcext:value-type="float">
            <text:p>85437099</text:p>
          </table:table-cell>
          <table:table-cell table:style-name="ce15" office:value-type="float" office:value="3521027" calcext:value-type="float">
            <text:p>3521027</text:p>
          </table:table-cell>
          <table:table-cell table:style-name="ce15" office:value-type="float" office:value="122329218" calcext:value-type="float">
            <text:p>122329218</text:p>
          </table:table-cell>
          <table:table-cell table:style-name="ce15" office:value-type="float" office:value="121194699" calcext:value-type="float">
            <text:p>121194699</text:p>
          </table:table-cell>
          <table:table-cell table:style-name="ce15" office:value-type="float" office:value="2104201503" calcext:value-type="float">
            <text:p>2104201503</text:p>
          </table:table-cell>
          <table:table-cell table:style-name="ce15" office:value-type="float" office:value="75093726" calcext:value-type="float">
            <text:p>75093726</text:p>
          </table:table-cell>
          <table:table-cell table:style-name="ce15" office:value-type="float" office:value="79936727" calcext:value-type="float">
            <text:p>79936727</text:p>
          </table:table-cell>
          <table:table-cell table:style-name="ce15" office:value-type="float" office:value="25515139" calcext:value-type="float">
            <text:p>25515139</text:p>
          </table:table-cell>
          <table:table-cell table:style-name="ce15" office:value-type="float" office:value="647537580" calcext:value-type="float">
            <text:p>647537580</text:p>
          </table:table-cell>
          <table:table-cell table:style-name="ce15" office:value-type="float" office:value="30851410" calcext:value-type="float">
            <text:p>30851410</text:p>
          </table:table-cell>
          <table:table-cell table:style-name="ce15" office:value-type="float" office:value="45612264" calcext:value-type="float">
            <text:p>45612264</text:p>
          </table:table-cell>
          <table:table-cell table:style-name="ce15" office:value-type="float" office:value="59067769" calcext:value-type="float">
            <text:p>59067769</text:p>
          </table:table-cell>
          <table:table-cell table:style-name="ce15" office:value-type="float" office:value="38362166" calcext:value-type="float">
            <text:p>38362166</text:p>
          </table:table-cell>
          <table:table-cell table:style-name="ce15" office:value-type="float" office:value="127236009" calcext:value-type="float">
            <text:p>127236009</text:p>
          </table:table-cell>
          <table:table-cell table:style-name="ce15" office:value-type="float" office:value="17612681" calcext:value-type="float">
            <text:p>17612681</text:p>
          </table:table-cell>
          <table:table-cell table:style-name="ce15" office:value-type="float" office:value="384637238" calcext:value-type="float">
            <text:p>384637238</text:p>
          </table:table-cell>
          <table:table-cell table:style-name="ce15" office:value-type="float" office:value="1741073217" calcext:value-type="float">
            <text:p>1741073217</text:p>
          </table:table-cell>
          <table:table-cell table:style-name="ce15" office:value-type="float" office:value="33953720" calcext:value-type="float">
            <text:p>33953720</text:p>
          </table:table-cell>
          <table:table-cell table:style-name="ce15" office:value-type="float" office:value="15191037" calcext:value-type="float">
            <text:p>15191037</text:p>
          </table:table-cell>
          <table:table-cell table:style-name="ce15" office:value-type="float" office:value="4886287" calcext:value-type="float">
            <text:p>4886287</text:p>
          </table:table-cell>
          <table:table-cell table:style-name="ce15" office:value-type="float" office:value="364854897" calcext:value-type="float">
            <text:p>364854897</text:p>
          </table:table-cell>
          <table:table-cell table:style-name="ce15" office:value-type="float" office:value="176552873" calcext:value-type="float">
            <text:p>176552873</text:p>
          </table:table-cell>
          <table:table-cell table:style-name="ce15" office:value-type="float" office:value="26710642" calcext:value-type="float">
            <text:p>26710642</text:p>
          </table:table-cell>
          <table:table-cell table:style-name="ce15" office:value-type="float" office:value="4860407666" calcext:value-type="float">
            <text:p>4860407666</text:p>
          </table:table-cell>
          <table:table-cell table:style-name="ce15" office:value-type="float" office:value="7951465" calcext:value-type="float">
            <text:p>7951465</text:p>
          </table:table-cell>
          <table:table-cell table:style-name="ce25" office:value-type="float" office:value="11230670313" calcext:value-type="float">
            <text:p>11230670313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IRRF - RENDIMENTOS DO TRABALHO</text:p>
          </table:table-cell>
          <table:table-cell table:style-name="ce15" office:value-type="float" office:value="5346352" calcext:value-type="float">
            <text:p>5346352</text:p>
          </table:table-cell>
          <table:table-cell table:style-name="ce15" office:value-type="float" office:value="18563043" calcext:value-type="float">
            <text:p>18563043</text:p>
          </table:table-cell>
          <table:table-cell table:style-name="ce15" office:value-type="float" office:value="53618241" calcext:value-type="float">
            <text:p>53618241</text:p>
          </table:table-cell>
          <table:table-cell table:style-name="ce15" office:value-type="float" office:value="3064561" calcext:value-type="float">
            <text:p>3064561</text:p>
          </table:table-cell>
          <table:table-cell table:style-name="ce15" office:value-type="float" office:value="95865192" calcext:value-type="float">
            <text:p>95865192</text:p>
          </table:table-cell>
          <table:table-cell table:style-name="ce15" office:value-type="float" office:value="76310715" calcext:value-type="float">
            <text:p>76310715</text:p>
          </table:table-cell>
          <table:table-cell table:style-name="ce15" office:value-type="float" office:value="1595426875" calcext:value-type="float">
            <text:p>1595426875</text:p>
          </table:table-cell>
          <table:table-cell table:style-name="ce15" office:value-type="float" office:value="-74712501" calcext:value-type="float">
            <text:p>-74712501</text:p>
          </table:table-cell>
          <table:table-cell table:style-name="ce15" office:value-type="float" office:value="65670454" calcext:value-type="float">
            <text:p>65670454</text:p>
          </table:table-cell>
          <table:table-cell table:style-name="ce15" office:value-type="float" office:value="20937239" calcext:value-type="float">
            <text:p>20937239</text:p>
          </table:table-cell>
          <table:table-cell table:style-name="ce15" office:value-type="float" office:value="335471613" calcext:value-type="float">
            <text:p>335471613</text:p>
          </table:table-cell>
          <table:table-cell table:style-name="ce15" office:value-type="float" office:value="25876326" calcext:value-type="float">
            <text:p>25876326</text:p>
          </table:table-cell>
          <table:table-cell table:style-name="ce15" office:value-type="float" office:value="37435044" calcext:value-type="float">
            <text:p>37435044</text:p>
          </table:table-cell>
          <table:table-cell table:style-name="ce15" office:value-type="float" office:value="49883547" calcext:value-type="float">
            <text:p>49883547</text:p>
          </table:table-cell>
          <table:table-cell table:style-name="ce15" office:value-type="float" office:value="33564772" calcext:value-type="float">
            <text:p>33564772</text:p>
          </table:table-cell>
          <table:table-cell table:style-name="ce15" office:value-type="float" office:value="100081623" calcext:value-type="float">
            <text:p>100081623</text:p>
          </table:table-cell>
          <table:table-cell table:style-name="ce15" office:value-type="float" office:value="15558019" calcext:value-type="float">
            <text:p>15558019</text:p>
          </table:table-cell>
          <table:table-cell table:style-name="ce15" office:value-type="float" office:value="215356476" calcext:value-type="float">
            <text:p>215356476</text:p>
          </table:table-cell>
          <table:table-cell table:style-name="ce15" office:value-type="float" office:value="1000256391" calcext:value-type="float">
            <text:p>1000256391</text:p>
          </table:table-cell>
          <table:table-cell table:style-name="ce15" office:value-type="float" office:value="29160831" calcext:value-type="float">
            <text:p>29160831</text:p>
          </table:table-cell>
          <table:table-cell table:style-name="ce15" office:value-type="float" office:value="13312315" calcext:value-type="float">
            <text:p>13312315</text:p>
          </table:table-cell>
          <table:table-cell table:style-name="ce15" office:value-type="float" office:value="4603728" calcext:value-type="float">
            <text:p>4603728</text:p>
          </table:table-cell>
          <table:table-cell table:style-name="ce15" office:value-type="float" office:value="254577185" calcext:value-type="float">
            <text:p>254577185</text:p>
          </table:table-cell>
          <table:table-cell table:style-name="ce15" office:value-type="float" office:value="132122534" calcext:value-type="float">
            <text:p>132122534</text:p>
          </table:table-cell>
          <table:table-cell table:style-name="ce15" office:value-type="float" office:value="22644934" calcext:value-type="float">
            <text:p>22644934</text:p>
          </table:table-cell>
          <table:table-cell table:style-name="ce15" office:value-type="float" office:value="2133884907" calcext:value-type="float">
            <text:p>2133884907</text:p>
          </table:table-cell>
          <table:table-cell table:style-name="ce15" office:value-type="float" office:value="6669609" calcext:value-type="float">
            <text:p>6669609</text:p>
          </table:table-cell>
          <table:table-cell table:style-name="ce25" office:value-type="float" office:value="6270550025" calcext:value-type="float">
            <text:p>6270550025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IRRF - RENDIMENTOS DO CAPITAL</text:p>
          </table:table-cell>
          <table:table-cell table:style-name="ce15" office:value-type="float" office:value="196598" calcext:value-type="float">
            <text:p>196598</text:p>
          </table:table-cell>
          <table:table-cell table:style-name="ce15" office:value-type="float" office:value="5183616" calcext:value-type="float">
            <text:p>5183616</text:p>
          </table:table-cell>
          <table:table-cell table:style-name="ce15" office:value-type="float" office:value="5538528" calcext:value-type="float">
            <text:p>5538528</text:p>
          </table:table-cell>
          <table:table-cell table:style-name="ce15" office:value-type="float" office:value="60297" calcext:value-type="float">
            <text:p>60297</text:p>
          </table:table-cell>
          <table:table-cell table:style-name="ce15" office:value-type="float" office:value="8377962" calcext:value-type="float">
            <text:p>8377962</text:p>
          </table:table-cell>
          <table:table-cell table:style-name="ce15" office:value-type="float" office:value="12547079" calcext:value-type="float">
            <text:p>12547079</text:p>
          </table:table-cell>
          <table:table-cell table:style-name="ce15" office:value-type="float" office:value="349321263" calcext:value-type="float">
            <text:p>349321263</text:p>
          </table:table-cell>
          <table:table-cell table:style-name="ce15" office:value-type="float" office:value="8554173" calcext:value-type="float">
            <text:p>8554173</text:p>
          </table:table-cell>
          <table:table-cell table:style-name="ce15" office:value-type="float" office:value="5614836" calcext:value-type="float">
            <text:p>5614836</text:p>
          </table:table-cell>
          <table:table-cell table:style-name="ce15" office:value-type="float" office:value="1235718" calcext:value-type="float">
            <text:p>1235718</text:p>
          </table:table-cell>
          <table:table-cell table:style-name="ce15" office:value-type="float" office:value="47723224" calcext:value-type="float">
            <text:p>47723224</text:p>
          </table:table-cell>
          <table:table-cell table:style-name="ce15" office:value-type="float" office:value="2219552" calcext:value-type="float">
            <text:p>2219552</text:p>
          </table:table-cell>
          <table:table-cell table:style-name="ce15" office:value-type="float" office:value="3837930" calcext:value-type="float">
            <text:p>3837930</text:p>
          </table:table-cell>
          <table:table-cell table:style-name="ce15" office:value-type="float" office:value="3955775" calcext:value-type="float">
            <text:p>3955775</text:p>
          </table:table-cell>
          <table:table-cell table:style-name="ce15" office:value-type="float" office:value="1163717" calcext:value-type="float">
            <text:p>1163717</text:p>
          </table:table-cell>
          <table:table-cell table:style-name="ce15" office:value-type="float" office:value="7006205" calcext:value-type="float">
            <text:p>7006205</text:p>
          </table:table-cell>
          <table:table-cell table:style-name="ce15" office:value-type="float" office:value="342595" calcext:value-type="float">
            <text:p>342595</text:p>
          </table:table-cell>
          <table:table-cell table:style-name="ce15" office:value-type="float" office:value="96067854" calcext:value-type="float">
            <text:p>96067854</text:p>
          </table:table-cell>
          <table:table-cell table:style-name="ce15" office:value-type="float" office:value="329973746" calcext:value-type="float">
            <text:p>329973746</text:p>
          </table:table-cell>
          <table:table-cell table:style-name="ce15" office:value-type="float" office:value="1434430" calcext:value-type="float">
            <text:p>1434430</text:p>
          </table:table-cell>
          <table:table-cell table:style-name="ce15" office:value-type="float" office:value="1098645" calcext:value-type="float">
            <text:p>1098645</text:p>
          </table:table-cell>
          <table:table-cell table:style-name="ce15" office:value-type="float" office:value="93509" calcext:value-type="float">
            <text:p>93509</text:p>
          </table:table-cell>
          <table:table-cell table:style-name="ce15" office:value-type="float" office:value="55511236" calcext:value-type="float">
            <text:p>55511236</text:p>
          </table:table-cell>
          <table:table-cell table:style-name="ce15" office:value-type="float" office:value="22459184" calcext:value-type="float">
            <text:p>22459184</text:p>
          </table:table-cell>
          <table:table-cell table:style-name="ce15" office:value-type="float" office:value="1534819" calcext:value-type="float">
            <text:p>1534819</text:p>
          </table:table-cell>
          <table:table-cell table:style-name="ce15" office:value-type="float" office:value="1445777158" calcext:value-type="float">
            <text:p>1445777158</text:p>
          </table:table-cell>
          <table:table-cell table:style-name="ce15" office:value-type="float" office:value="510329" calcext:value-type="float">
            <text:p>510329</text:p>
          </table:table-cell>
          <table:table-cell table:style-name="ce25" office:value-type="float" office:value="2417339978" calcext:value-type="float">
            <text:p>2417339978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IRRF - REMESSAS P/ EXTERIOR</text:p>
          </table:table-cell>
          <table:table-cell table:style-name="ce15" office:value-type="float" office:value="31649" calcext:value-type="float">
            <text:p>31649</text:p>
          </table:table-cell>
          <table:table-cell table:style-name="ce15" office:value-type="float" office:value="153492" calcext:value-type="float">
            <text:p>153492</text:p>
          </table:table-cell>
          <table:table-cell table:style-name="ce15" office:value-type="float" office:value="13299064" calcext:value-type="float">
            <text:p>13299064</text:p>
          </table:table-cell>
          <table:table-cell table:style-name="ce15" office:value-type="float" office:value="1683" calcext:value-type="float">
            <text:p>1683</text:p>
          </table:table-cell>
          <table:table-cell table:style-name="ce15" office:value-type="float" office:value="7627775" calcext:value-type="float">
            <text:p>7627775</text:p>
          </table:table-cell>
          <table:table-cell table:style-name="ce15" office:value-type="float" office:value="23818523" calcext:value-type="float">
            <text:p>23818523</text:p>
          </table:table-cell>
          <table:table-cell table:style-name="ce15" office:value-type="float" office:value="48839695" calcext:value-type="float">
            <text:p>48839695</text:p>
          </table:table-cell>
          <table:table-cell table:style-name="ce15" office:value-type="float" office:value="3938495" calcext:value-type="float">
            <text:p>3938495</text:p>
          </table:table-cell>
          <table:table-cell table:style-name="ce15" office:value-type="float" office:value="2564382" calcext:value-type="float">
            <text:p>2564382</text:p>
          </table:table-cell>
          <table:table-cell table:style-name="ce15" office:value-type="float" office:value="1148608" calcext:value-type="float">
            <text:p>1148608</text:p>
          </table:table-cell>
          <table:table-cell table:style-name="ce15" office:value-type="float" office:value="58190822" calcext:value-type="float">
            <text:p>58190822</text:p>
          </table:table-cell>
          <table:table-cell table:style-name="ce15" office:value-type="float" office:value="574602" calcext:value-type="float">
            <text:p>574602</text:p>
          </table:table-cell>
          <table:table-cell table:style-name="ce15" office:value-type="float" office:value="1340634" calcext:value-type="float">
            <text:p>1340634</text:p>
          </table:table-cell>
          <table:table-cell table:style-name="ce15" office:value-type="float" office:value="1362420" calcext:value-type="float">
            <text:p>1362420</text:p>
          </table:table-cell>
          <table:table-cell table:style-name="ce15" office:value-type="float" office:value="568261" calcext:value-type="float">
            <text:p>568261</text:p>
          </table:table-cell>
          <table:table-cell table:style-name="ce15" office:value-type="float" office:value="6761311" calcext:value-type="float">
            <text:p>6761311</text:p>
          </table:table-cell>
          <table:table-cell table:style-name="ce15" office:value-type="float" office:value="268110" calcext:value-type="float">
            <text:p>268110</text:p>
          </table:table-cell>
          <table:table-cell table:style-name="ce15" office:value-type="float" office:value="20602012" calcext:value-type="float">
            <text:p>20602012</text:p>
          </table:table-cell>
          <table:table-cell table:style-name="ce15" office:value-type="float" office:value="278465212" calcext:value-type="float">
            <text:p>278465212</text:p>
          </table:table-cell>
          <table:table-cell table:style-name="ce15" office:value-type="float" office:value="1403277" calcext:value-type="float">
            <text:p>1403277</text:p>
          </table:table-cell>
          <table:table-cell table:style-name="ce15" office:value-type="float" office:value="34124" calcext:value-type="float">
            <text:p>34124</text:p>
          </table:table-cell>
          <table:table-cell table:style-name="ce15" office:value-type="float" office:value="1058" calcext:value-type="float">
            <text:p>1058</text:p>
          </table:table-cell>
          <table:table-cell table:style-name="ce15" office:value-type="float" office:value="22019378" calcext:value-type="float">
            <text:p>22019378</text:p>
          </table:table-cell>
          <table:table-cell table:style-name="ce15" office:value-type="float" office:value="6601808" calcext:value-type="float">
            <text:p>6601808</text:p>
          </table:table-cell>
          <table:table-cell table:style-name="ce15" office:value-type="float" office:value="140732" calcext:value-type="float">
            <text:p>140732</text:p>
          </table:table-cell>
          <table:table-cell table:style-name="ce15" office:value-type="float" office:value="863721053" calcext:value-type="float">
            <text:p>863721053</text:p>
          </table:table-cell>
          <table:table-cell table:style-name="ce15" office:value-type="float" office:value="74785" calcext:value-type="float">
            <text:p>74785</text:p>
          </table:table-cell>
          <table:table-cell table:style-name="ce25" office:value-type="float" office:value="1363552963" calcext:value-type="float">
            <text:p>1363552963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4"/>IRRF - OUTROS RENDIMENTOS</text:p>
          </table:table-cell>
          <table:table-cell table:style-name="ce15" office:value-type="float" office:value="179678" calcext:value-type="float">
            <text:p>179678</text:p>
          </table:table-cell>
          <table:table-cell table:style-name="ce15" office:value-type="float" office:value="1287826" calcext:value-type="float">
            <text:p>1287826</text:p>
          </table:table-cell>
          <table:table-cell table:style-name="ce15" office:value-type="float" office:value="12981267" calcext:value-type="float">
            <text:p>12981267</text:p>
          </table:table-cell>
          <table:table-cell table:style-name="ce15" office:value-type="float" office:value="394487" calcext:value-type="float">
            <text:p>394487</text:p>
          </table:table-cell>
          <table:table-cell table:style-name="ce15" office:value-type="float" office:value="10458288" calcext:value-type="float">
            <text:p>10458288</text:p>
          </table:table-cell>
          <table:table-cell table:style-name="ce15" office:value-type="float" office:value="8518383" calcext:value-type="float">
            <text:p>8518383</text:p>
          </table:table-cell>
          <table:table-cell table:style-name="ce15" office:value-type="float" office:value="110613670" calcext:value-type="float">
            <text:p>110613670</text:p>
          </table:table-cell>
          <table:table-cell table:style-name="ce15" office:value-type="float" office:value="137313559" calcext:value-type="float">
            <text:p>137313559</text:p>
          </table:table-cell>
          <table:table-cell table:style-name="ce15" office:value-type="float" office:value="6087055" calcext:value-type="float">
            <text:p>6087055</text:p>
          </table:table-cell>
          <table:table-cell table:style-name="ce15" office:value-type="float" office:value="2193574" calcext:value-type="float">
            <text:p>2193574</text:p>
          </table:table-cell>
          <table:table-cell table:style-name="ce15" office:value-type="float" office:value="206151921" calcext:value-type="float">
            <text:p>206151921</text:p>
          </table:table-cell>
          <table:table-cell table:style-name="ce15" office:value-type="float" office:value="2180930" calcext:value-type="float">
            <text:p>2180930</text:p>
          </table:table-cell>
          <table:table-cell table:style-name="ce15" office:value-type="float" office:value="2998655" calcext:value-type="float">
            <text:p>2998655</text:p>
          </table:table-cell>
          <table:table-cell table:style-name="ce15" office:value-type="float" office:value="3866027" calcext:value-type="float">
            <text:p>3866027</text:p>
          </table:table-cell>
          <table:table-cell table:style-name="ce15" office:value-type="float" office:value="3065417" calcext:value-type="float">
            <text:p>3065417</text:p>
          </table:table-cell>
          <table:table-cell table:style-name="ce15" office:value-type="float" office:value="13386870" calcext:value-type="float">
            <text:p>13386870</text:p>
          </table:table-cell>
          <table:table-cell table:style-name="ce15" office:value-type="float" office:value="1443957" calcext:value-type="float">
            <text:p>1443957</text:p>
          </table:table-cell>
          <table:table-cell table:style-name="ce15" office:value-type="float" office:value="52610896" calcext:value-type="float">
            <text:p>52610896</text:p>
          </table:table-cell>
          <table:table-cell table:style-name="ce15" office:value-type="float" office:value="132377868" calcext:value-type="float">
            <text:p>132377868</text:p>
          </table:table-cell>
          <table:table-cell table:style-name="ce15" office:value-type="float" office:value="1955182" calcext:value-type="float">
            <text:p>1955182</text:p>
          </table:table-cell>
          <table:table-cell table:style-name="ce15" office:value-type="float" office:value="745953" calcext:value-type="float">
            <text:p>745953</text:p>
          </table:table-cell>
          <table:table-cell table:style-name="ce15" office:value-type="float" office:value="187992" calcext:value-type="float">
            <text:p>187992</text:p>
          </table:table-cell>
          <table:table-cell table:style-name="ce15" office:value-type="float" office:value="32747098" calcext:value-type="float">
            <text:p>32747098</text:p>
          </table:table-cell>
          <table:table-cell table:style-name="ce15" office:value-type="float" office:value="15369348" calcext:value-type="float">
            <text:p>15369348</text:p>
          </table:table-cell>
          <table:table-cell table:style-name="ce15" office:value-type="float" office:value="2390158" calcext:value-type="float">
            <text:p>2390158</text:p>
          </table:table-cell>
          <table:table-cell table:style-name="ce15" office:value-type="float" office:value="417024548" calcext:value-type="float">
            <text:p>417024548</text:p>
          </table:table-cell>
          <table:table-cell table:style-name="ce15" office:value-type="float" office:value="696742" calcext:value-type="float">
            <text:p>696742</text:p>
          </table:table-cell>
          <table:table-cell table:style-name="ce25" office:value-type="float" office:value="1179227347" calcext:value-type="float">
            <text:p>1179227347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IMPOSTO S/ OPERAÇÕES FINANCEIRAS</text:p>
          </table:table-cell>
          <table:table-cell table:style-name="ce15" office:value-type="float" office:value="55616" calcext:value-type="float">
            <text:p>55616</text:p>
          </table:table-cell>
          <table:table-cell table:style-name="ce15" office:value-type="float" office:value="261955" calcext:value-type="float">
            <text:p>261955</text:p>
          </table:table-cell>
          <table:table-cell table:style-name="ce15" office:value-type="float" office:value="4156503" calcext:value-type="float">
            <text:p>4156503</text:p>
          </table:table-cell>
          <table:table-cell table:style-name="ce15" office:value-type="float" office:value="62416" calcext:value-type="float">
            <text:p>62416</text:p>
          </table:table-cell>
          <table:table-cell table:style-name="ce15" office:value-type="float" office:value="4281453" calcext:value-type="float">
            <text:p>4281453</text:p>
          </table:table-cell>
          <table:table-cell table:style-name="ce15" office:value-type="float" office:value="7169585" calcext:value-type="float">
            <text:p>7169585</text:p>
          </table:table-cell>
          <table:table-cell table:style-name="ce15" office:value-type="float" office:value="579691320" calcext:value-type="float">
            <text:p>579691320</text:p>
          </table:table-cell>
          <table:table-cell table:style-name="ce15" office:value-type="float" office:value="8403014" calcext:value-type="float">
            <text:p>8403014</text:p>
          </table:table-cell>
          <table:table-cell table:style-name="ce15" office:value-type="float" office:value="3089716" calcext:value-type="float">
            <text:p>3089716</text:p>
          </table:table-cell>
          <table:table-cell table:style-name="ce15" office:value-type="float" office:value="785873" calcext:value-type="float">
            <text:p>785873</text:p>
          </table:table-cell>
          <table:table-cell table:style-name="ce15" office:value-type="float" office:value="42766846" calcext:value-type="float">
            <text:p>42766846</text:p>
          </table:table-cell>
          <table:table-cell table:style-name="ce15" office:value-type="float" office:value="1439522" calcext:value-type="float">
            <text:p>1439522</text:p>
          </table:table-cell>
          <table:table-cell table:style-name="ce15" office:value-type="float" office:value="5211070" calcext:value-type="float">
            <text:p>5211070</text:p>
          </table:table-cell>
          <table:table-cell table:style-name="ce15" office:value-type="float" office:value="7445949" calcext:value-type="float">
            <text:p>7445949</text:p>
          </table:table-cell>
          <table:table-cell table:style-name="ce15" office:value-type="float" office:value="524505" calcext:value-type="float">
            <text:p>524505</text:p>
          </table:table-cell>
          <table:table-cell table:style-name="ce15" office:value-type="float" office:value="7643340" calcext:value-type="float">
            <text:p>7643340</text:p>
          </table:table-cell>
          <table:table-cell table:style-name="ce15" office:value-type="float" office:value="66425" calcext:value-type="float">
            <text:p>66425</text:p>
          </table:table-cell>
          <table:table-cell table:style-name="ce15" office:value-type="float" office:value="117996077" calcext:value-type="float">
            <text:p>117996077</text:p>
          </table:table-cell>
          <table:table-cell table:style-name="ce15" office:value-type="float" office:value="102670812" calcext:value-type="float">
            <text:p>102670812</text:p>
          </table:table-cell>
          <table:table-cell table:style-name="ce15" office:value-type="float" office:value="633037" calcext:value-type="float">
            <text:p>633037</text:p>
          </table:table-cell>
          <table:table-cell table:style-name="ce15" office:value-type="float" office:value="1589112" calcext:value-type="float">
            <text:p>1589112</text:p>
          </table:table-cell>
          <table:table-cell table:style-name="ce15" office:value-type="float" office:value="6417" calcext:value-type="float">
            <text:p>6417</text:p>
          </table:table-cell>
          <table:table-cell table:style-name="ce15" office:value-type="float" office:value="52955250" calcext:value-type="float">
            <text:p>52955250</text:p>
          </table:table-cell>
          <table:table-cell table:style-name="ce15" office:value-type="float" office:value="10446783" calcext:value-type="float">
            <text:p>10446783</text:p>
          </table:table-cell>
          <table:table-cell table:style-name="ce15" office:value-type="float" office:value="2382611" calcext:value-type="float">
            <text:p>2382611</text:p>
          </table:table-cell>
          <table:table-cell table:style-name="ce15" office:value-type="float" office:value="1607213736" calcext:value-type="float">
            <text:p>1607213736</text:p>
          </table:table-cell>
          <table:table-cell table:style-name="ce15" office:value-type="float" office:value="140539" calcext:value-type="float">
            <text:p>140539</text:p>
          </table:table-cell>
          <table:table-cell table:style-name="ce25" office:value-type="float" office:value="2569089483" calcext:value-type="float">
            <text:p>2569089483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IMPOSTO TERRITORIAL RURAL</text:p>
          </table:table-cell>
          <table:table-cell table:style-name="ce15" office:value-type="float" office:value="51527" calcext:value-type="float">
            <text:p>51527</text:p>
          </table:table-cell>
          <table:table-cell table:style-name="ce15" office:value-type="float" office:value="62872" calcext:value-type="float">
            <text:p>62872</text:p>
          </table:table-cell>
          <table:table-cell table:style-name="ce15" office:value-type="float" office:value="74598" calcext:value-type="float">
            <text:p>74598</text:p>
          </table:table-cell>
          <table:table-cell table:style-name="ce15" office:value-type="float" office:value="13333" calcext:value-type="float">
            <text:p>13333</text:p>
          </table:table-cell>
          <table:table-cell table:style-name="ce15" office:value-type="float" office:value="1276898" calcext:value-type="float">
            <text:p>1276898</text:p>
          </table:table-cell>
          <table:table-cell table:style-name="ce15" office:value-type="float" office:value="319372" calcext:value-type="float">
            <text:p>319372</text:p>
          </table:table-cell>
          <table:table-cell table:style-name="ce15" office:value-type="float" office:value="129342" calcext:value-type="float">
            <text:p>129342</text:p>
          </table:table-cell>
          <table:table-cell table:style-name="ce15" office:value-type="float" office:value="227222" calcext:value-type="float">
            <text:p>227222</text:p>
          </table:table-cell>
          <table:table-cell table:style-name="ce15" office:value-type="float" office:value="2135145" calcext:value-type="float">
            <text:p>2135145</text:p>
          </table:table-cell>
          <table:table-cell table:style-name="ce15" office:value-type="float" office:value="176238" calcext:value-type="float">
            <text:p>176238</text:p>
          </table:table-cell>
          <table:table-cell table:style-name="ce15" office:value-type="float" office:value="4118983" calcext:value-type="float">
            <text:p>4118983</text:p>
          </table:table-cell>
          <table:table-cell table:style-name="ce15" office:value-type="float" office:value="3128026" calcext:value-type="float">
            <text:p>3128026</text:p>
          </table:table-cell>
          <table:table-cell table:style-name="ce15" office:value-type="float" office:value="3829772" calcext:value-type="float">
            <text:p>3829772</text:p>
          </table:table-cell>
          <table:table-cell table:style-name="ce15" office:value-type="float" office:value="650781" calcext:value-type="float">
            <text:p>650781</text:p>
          </table:table-cell>
          <table:table-cell table:style-name="ce15" office:value-type="float" office:value="141896" calcext:value-type="float">
            <text:p>141896</text:p>
          </table:table-cell>
          <table:table-cell table:style-name="ce15" office:value-type="float" office:value="507530" calcext:value-type="float">
            <text:p>507530</text:p>
          </table:table-cell>
          <table:table-cell table:style-name="ce15" office:value-type="float" office:value="598549" calcext:value-type="float">
            <text:p>598549</text:p>
          </table:table-cell>
          <table:table-cell table:style-name="ce15" office:value-type="float" office:value="3925616" calcext:value-type="float">
            <text:p>3925616</text:p>
          </table:table-cell>
          <table:table-cell table:style-name="ce15" office:value-type="float" office:value="1132912" calcext:value-type="float">
            <text:p>1132912</text:p>
          </table:table-cell>
          <table:table-cell table:style-name="ce15" office:value-type="float" office:value="279955" calcext:value-type="float">
            <text:p>279955</text:p>
          </table:table-cell>
          <table:table-cell table:style-name="ce15" office:value-type="float" office:value="349574" calcext:value-type="float">
            <text:p>349574</text:p>
          </table:table-cell>
          <table:table-cell table:style-name="ce15" office:value-type="float" office:value="48745" calcext:value-type="float">
            <text:p>48745</text:p>
          </table:table-cell>
          <table:table-cell table:style-name="ce15" office:value-type="float" office:value="2248436" calcext:value-type="float">
            <text:p>2248436</text:p>
          </table:table-cell>
          <table:table-cell table:style-name="ce15" office:value-type="float" office:value="730616" calcext:value-type="float">
            <text:p>730616</text:p>
          </table:table-cell>
          <table:table-cell table:style-name="ce15" office:value-type="float" office:value="74067" calcext:value-type="float">
            <text:p>74067</text:p>
          </table:table-cell>
          <table:table-cell table:style-name="ce15" office:value-type="float" office:value="3579950" calcext:value-type="float">
            <text:p>3579950</text:p>
          </table:table-cell>
          <table:table-cell table:style-name="ce15" office:value-type="float" office:value="207797" calcext:value-type="float">
            <text:p>207797</text:p>
          </table:table-cell>
          <table:table-cell table:style-name="ce25" office:value-type="float" office:value="30019752" calcext:value-type="float">
            <text:p>30019752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OFINS</text:p>
          </table:table-cell>
          <table:table-cell table:style-name="ce15" office:value-type="float" office:value="11336072" calcext:value-type="float">
            <text:p>11336072</text:p>
          </table:table-cell>
          <table:table-cell table:style-name="ce15" office:value-type="float" office:value="34370699" calcext:value-type="float">
            <text:p>34370699</text:p>
          </table:table-cell>
          <table:table-cell table:style-name="ce15" office:value-type="float" office:value="309473405" calcext:value-type="float">
            <text:p>309473405</text:p>
          </table:table-cell>
          <table:table-cell table:style-name="ce15" office:value-type="float" office:value="6437685" calcext:value-type="float">
            <text:p>6437685</text:p>
          </table:table-cell>
          <table:table-cell table:style-name="ce15" office:value-type="float" office:value="327451762" calcext:value-type="float">
            <text:p>327451762</text:p>
          </table:table-cell>
          <table:table-cell table:style-name="ce15" office:value-type="float" office:value="225021919" calcext:value-type="float">
            <text:p>225021919</text:p>
          </table:table-cell>
          <table:table-cell table:style-name="ce15" office:value-type="float" office:value="817203165" calcext:value-type="float">
            <text:p>817203165</text:p>
          </table:table-cell>
          <table:table-cell table:style-name="ce15" office:value-type="float" office:value="266143231" calcext:value-type="float">
            <text:p>266143231</text:p>
          </table:table-cell>
          <table:table-cell table:style-name="ce15" office:value-type="float" office:value="172594386" calcext:value-type="float">
            <text:p>172594386</text:p>
          </table:table-cell>
          <table:table-cell table:style-name="ce15" office:value-type="float" office:value="143771526" calcext:value-type="float">
            <text:p>143771526</text:p>
          </table:table-cell>
          <table:table-cell table:style-name="ce15" office:value-type="float" office:value="874297826" calcext:value-type="float">
            <text:p>874297826</text:p>
          </table:table-cell>
          <table:table-cell table:style-name="ce15" office:value-type="float" office:value="65546076" calcext:value-type="float">
            <text:p>65546076</text:p>
          </table:table-cell>
          <table:table-cell table:style-name="ce15" office:value-type="float" office:value="91882561" calcext:value-type="float">
            <text:p>91882561</text:p>
          </table:table-cell>
          <table:table-cell table:style-name="ce15" office:value-type="float" office:value="96974681" calcext:value-type="float">
            <text:p>96974681</text:p>
          </table:table-cell>
          <table:table-cell table:style-name="ce15" office:value-type="float" office:value="60233920" calcext:value-type="float">
            <text:p>60233920</text:p>
          </table:table-cell>
          <table:table-cell table:style-name="ce15" office:value-type="float" office:value="328848168" calcext:value-type="float">
            <text:p>328848168</text:p>
          </table:table-cell>
          <table:table-cell table:style-name="ce15" office:value-type="float" office:value="30055356" calcext:value-type="float">
            <text:p>30055356</text:p>
          </table:table-cell>
          <table:table-cell table:style-name="ce15" office:value-type="float" office:value="826475539" calcext:value-type="float">
            <text:p>826475539</text:p>
          </table:table-cell>
          <table:table-cell table:style-name="ce15" office:value-type="float" office:value="2694017738" calcext:value-type="float">
            <text:p>2694017738</text:p>
          </table:table-cell>
          <table:table-cell table:style-name="ce15" office:value-type="float" office:value="54782098" calcext:value-type="float">
            <text:p>54782098</text:p>
          </table:table-cell>
          <table:table-cell table:style-name="ce15" office:value-type="float" office:value="29006246" calcext:value-type="float">
            <text:p>29006246</text:p>
          </table:table-cell>
          <table:table-cell table:style-name="ce15" office:value-type="float" office:value="7482898" calcext:value-type="float">
            <text:p>7482898</text:p>
          </table:table-cell>
          <table:table-cell table:style-name="ce15" office:value-type="float" office:value="777649675" calcext:value-type="float">
            <text:p>777649675</text:p>
          </table:table-cell>
          <table:table-cell table:style-name="ce15" office:value-type="float" office:value="712336194" calcext:value-type="float">
            <text:p>712336194</text:p>
          </table:table-cell>
          <table:table-cell table:style-name="ce15" office:value-type="float" office:value="38677704" calcext:value-type="float">
            <text:p>38677704</text:p>
          </table:table-cell>
          <table:table-cell table:style-name="ce15" office:value-type="float" office:value="6906504275" calcext:value-type="float">
            <text:p>6906504275</text:p>
          </table:table-cell>
          <table:table-cell table:style-name="ce15" office:value-type="float" office:value="25192926" calcext:value-type="float">
            <text:p>25192926</text:p>
          </table:table-cell>
          <table:table-cell table:style-name="ce25" office:value-type="float" office:value="15933767732" calcext:value-type="float">
            <text:p>15933767732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3310" calcext:value-type="float">
            <text:p>3310</text:p>
          </table:table-cell>
          <table:table-cell table:style-name="ce15" office:value-type="float" office:value="120866" calcext:value-type="float">
            <text:p>120866</text:p>
          </table:table-cell>
          <table:table-cell table:style-name="ce15" office:value-type="float" office:value="108115" calcext:value-type="float">
            <text:p>108115</text:p>
          </table:table-cell>
          <table:table-cell table:style-name="ce15" office:value-type="float" office:value="23029" calcext:value-type="float">
            <text:p>23029</text:p>
          </table:table-cell>
          <table:table-cell table:style-name="ce15" office:value-type="float" office:value="1761275" calcext:value-type="float">
            <text:p>1761275</text:p>
          </table:table-cell>
          <table:table-cell table:style-name="ce15" office:value-type="float" office:value="13877231" calcext:value-type="float">
            <text:p>13877231</text:p>
          </table:table-cell>
          <table:table-cell table:style-name="ce15" office:value-type="float" office:value="367120840" calcext:value-type="float">
            <text:p>367120840</text:p>
          </table:table-cell>
          <table:table-cell table:style-name="ce15" office:value-type="float" office:value="4475421" calcext:value-type="float">
            <text:p>4475421</text:p>
          </table:table-cell>
          <table:table-cell table:style-name="ce15" office:value-type="float" office:value="742812" calcext:value-type="float">
            <text:p>742812</text:p>
          </table:table-cell>
          <table:table-cell table:style-name="ce15" office:value-type="float" office:value="56274" calcext:value-type="float">
            <text:p>56274</text:p>
          </table:table-cell>
          <table:table-cell table:style-name="ce15" office:value-type="float" office:value="6880267" calcext:value-type="float">
            <text:p>6880267</text:p>
          </table:table-cell>
          <table:table-cell table:style-name="ce15" office:value-type="float" office:value="69991" calcext:value-type="float">
            <text:p>69991</text:p>
          </table:table-cell>
          <table:table-cell table:style-name="ce15" office:value-type="float" office:value="239344" calcext:value-type="float">
            <text:p>239344</text:p>
          </table:table-cell>
          <table:table-cell table:style-name="ce15" office:value-type="float" office:value="7547849" calcext:value-type="float">
            <text:p>7547849</text:p>
          </table:table-cell>
          <table:table-cell table:style-name="ce15" office:value-type="float" office:value="69647" calcext:value-type="float">
            <text:p>69647</text:p>
          </table:table-cell>
          <table:table-cell table:style-name="ce15" office:value-type="float" office:value="8332036" calcext:value-type="float">
            <text:p>8332036</text:p>
          </table:table-cell>
          <table:table-cell table:style-name="ce15" office:value-type="float" office:value="80599" calcext:value-type="float">
            <text:p>80599</text:p>
          </table:table-cell>
          <table:table-cell table:style-name="ce15" office:value-type="float" office:value="12245833" calcext:value-type="float">
            <text:p>12245833</text:p>
          </table:table-cell>
          <table:table-cell table:style-name="ce15" office:value-type="float" office:value="101891797" calcext:value-type="float">
            <text:p>101891797</text:p>
          </table:table-cell>
          <table:table-cell table:style-name="ce15" office:value-type="float" office:value="141802" calcext:value-type="float">
            <text:p>141802</text:p>
          </table:table-cell>
          <table:table-cell table:style-name="ce15" office:value-type="float" office:value="20604" calcext:value-type="float">
            <text:p>20604</text:p>
          </table:table-cell>
          <table:table-cell table:style-name="ce15" office:value-type="float" office:value="-11388" calcext:value-type="float">
            <text:p>-11388</text:p>
          </table:table-cell>
          <table:table-cell table:style-name="ce15" office:value-type="float" office:value="29319157" calcext:value-type="float">
            <text:p>29319157</text:p>
          </table:table-cell>
          <table:table-cell table:style-name="ce15" office:value-type="float" office:value="1785369" calcext:value-type="float">
            <text:p>1785369</text:p>
          </table:table-cell>
          <table:table-cell table:style-name="ce15" office:value-type="float" office:value="1264917" calcext:value-type="float">
            <text:p>1264917</text:p>
          </table:table-cell>
          <table:table-cell table:style-name="ce15" office:value-type="float" office:value="476231467" calcext:value-type="float">
            <text:p>476231467</text:p>
          </table:table-cell>
          <table:table-cell table:style-name="ce15" office:value-type="float" office:value="29196" calcext:value-type="float">
            <text:p>29196</text:p>
          </table:table-cell>
          <table:table-cell table:style-name="ce25" office:value-type="float" office:value="1034427661" calcext:value-type="float">
            <text:p>1034427661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11332762" calcext:value-type="float">
            <text:p>11332762</text:p>
          </table:table-cell>
          <table:table-cell table:style-name="ce15" office:value-type="float" office:value="34249832" calcext:value-type="float">
            <text:p>34249832</text:p>
          </table:table-cell>
          <table:table-cell table:style-name="ce15" office:value-type="float" office:value="309365290" calcext:value-type="float">
            <text:p>309365290</text:p>
          </table:table-cell>
          <table:table-cell table:style-name="ce15" office:value-type="float" office:value="6414656" calcext:value-type="float">
            <text:p>6414656</text:p>
          </table:table-cell>
          <table:table-cell table:style-name="ce15" office:value-type="float" office:value="325690487" calcext:value-type="float">
            <text:p>325690487</text:p>
          </table:table-cell>
          <table:table-cell table:style-name="ce15" office:value-type="float" office:value="211144688" calcext:value-type="float">
            <text:p>211144688</text:p>
          </table:table-cell>
          <table:table-cell table:style-name="ce15" office:value-type="float" office:value="450082325" calcext:value-type="float">
            <text:p>450082325</text:p>
          </table:table-cell>
          <table:table-cell table:style-name="ce15" office:value-type="float" office:value="261667810" calcext:value-type="float">
            <text:p>261667810</text:p>
          </table:table-cell>
          <table:table-cell table:style-name="ce15" office:value-type="float" office:value="171851575" calcext:value-type="float">
            <text:p>171851575</text:p>
          </table:table-cell>
          <table:table-cell table:style-name="ce15" office:value-type="float" office:value="143715252" calcext:value-type="float">
            <text:p>143715252</text:p>
          </table:table-cell>
          <table:table-cell table:style-name="ce15" office:value-type="float" office:value="867417559" calcext:value-type="float">
            <text:p>867417559</text:p>
          </table:table-cell>
          <table:table-cell table:style-name="ce15" office:value-type="float" office:value="65476085" calcext:value-type="float">
            <text:p>65476085</text:p>
          </table:table-cell>
          <table:table-cell table:style-name="ce15" office:value-type="float" office:value="91643217" calcext:value-type="float">
            <text:p>91643217</text:p>
          </table:table-cell>
          <table:table-cell table:style-name="ce15" office:value-type="float" office:value="89426832" calcext:value-type="float">
            <text:p>89426832</text:p>
          </table:table-cell>
          <table:table-cell table:style-name="ce15" office:value-type="float" office:value="60164274" calcext:value-type="float">
            <text:p>60164274</text:p>
          </table:table-cell>
          <table:table-cell table:style-name="ce15" office:value-type="float" office:value="320516132" calcext:value-type="float">
            <text:p>320516132</text:p>
          </table:table-cell>
          <table:table-cell table:style-name="ce15" office:value-type="float" office:value="29974757" calcext:value-type="float">
            <text:p>29974757</text:p>
          </table:table-cell>
          <table:table-cell table:style-name="ce15" office:value-type="float" office:value="814229706" calcext:value-type="float">
            <text:p>814229706</text:p>
          </table:table-cell>
          <table:table-cell table:style-name="ce15" office:value-type="float" office:value="2592125941" calcext:value-type="float">
            <text:p>2592125941</text:p>
          </table:table-cell>
          <table:table-cell table:style-name="ce15" office:value-type="float" office:value="54640296" calcext:value-type="float">
            <text:p>54640296</text:p>
          </table:table-cell>
          <table:table-cell table:style-name="ce15" office:value-type="float" office:value="28985642" calcext:value-type="float">
            <text:p>28985642</text:p>
          </table:table-cell>
          <table:table-cell table:style-name="ce15" office:value-type="float" office:value="7494286" calcext:value-type="float">
            <text:p>7494286</text:p>
          </table:table-cell>
          <table:table-cell table:style-name="ce15" office:value-type="float" office:value="748330518" calcext:value-type="float">
            <text:p>748330518</text:p>
          </table:table-cell>
          <table:table-cell table:style-name="ce15" office:value-type="float" office:value="710550825" calcext:value-type="float">
            <text:p>710550825</text:p>
          </table:table-cell>
          <table:table-cell table:style-name="ce15" office:value-type="float" office:value="37412787" calcext:value-type="float">
            <text:p>37412787</text:p>
          </table:table-cell>
          <table:table-cell table:style-name="ce15" office:value-type="float" office:value="6430272808" calcext:value-type="float">
            <text:p>6430272808</text:p>
          </table:table-cell>
          <table:table-cell table:style-name="ce15" office:value-type="float" office:value="25163730" calcext:value-type="float">
            <text:p>25163730</text:p>
          </table:table-cell>
          <table:table-cell table:style-name="ce25" office:value-type="float" office:value="14899340071" calcext:value-type="float">
            <text:p>14899340071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ONTRIBUIÇÃO PARA O PIS/PASEP</text:p>
          </table:table-cell>
          <table:table-cell table:style-name="ce15" office:value-type="float" office:value="3515368" calcext:value-type="float">
            <text:p>3515368</text:p>
          </table:table-cell>
          <table:table-cell table:style-name="ce15" office:value-type="float" office:value="12454810" calcext:value-type="float">
            <text:p>12454810</text:p>
          </table:table-cell>
          <table:table-cell table:style-name="ce15" office:value-type="float" office:value="69229673" calcext:value-type="float">
            <text:p>69229673</text:p>
          </table:table-cell>
          <table:table-cell table:style-name="ce15" office:value-type="float" office:value="3180224" calcext:value-type="float">
            <text:p>3180224</text:p>
          </table:table-cell>
          <table:table-cell table:style-name="ce15" office:value-type="float" office:value="95527650" calcext:value-type="float">
            <text:p>95527650</text:p>
          </table:table-cell>
          <table:table-cell table:style-name="ce15" office:value-type="float" office:value="64138261" calcext:value-type="float">
            <text:p>64138261</text:p>
          </table:table-cell>
          <table:table-cell table:style-name="ce15" office:value-type="float" office:value="287921908" calcext:value-type="float">
            <text:p>287921908</text:p>
          </table:table-cell>
          <table:table-cell table:style-name="ce15" office:value-type="float" office:value="76287734" calcext:value-type="float">
            <text:p>76287734</text:p>
          </table:table-cell>
          <table:table-cell table:style-name="ce15" office:value-type="float" office:value="57608728" calcext:value-type="float">
            <text:p>57608728</text:p>
          </table:table-cell>
          <table:table-cell table:style-name="ce15" office:value-type="float" office:value="41513217" calcext:value-type="float">
            <text:p>41513217</text:p>
          </table:table-cell>
          <table:table-cell table:style-name="ce15" office:value-type="float" office:value="253095072" calcext:value-type="float">
            <text:p>253095072</text:p>
          </table:table-cell>
          <table:table-cell table:style-name="ce15" office:value-type="float" office:value="22857574" calcext:value-type="float">
            <text:p>22857574</text:p>
          </table:table-cell>
          <table:table-cell table:style-name="ce15" office:value-type="float" office:value="34695889" calcext:value-type="float">
            <text:p>34695889</text:p>
          </table:table-cell>
          <table:table-cell table:style-name="ce15" office:value-type="float" office:value="33665030" calcext:value-type="float">
            <text:p>33665030</text:p>
          </table:table-cell>
          <table:table-cell table:style-name="ce15" office:value-type="float" office:value="19186000" calcext:value-type="float">
            <text:p>19186000</text:p>
          </table:table-cell>
          <table:table-cell table:style-name="ce15" office:value-type="float" office:value="96176874" calcext:value-type="float">
            <text:p>96176874</text:p>
          </table:table-cell>
          <table:table-cell table:style-name="ce15" office:value-type="float" office:value="11509412" calcext:value-type="float">
            <text:p>11509412</text:p>
          </table:table-cell>
          <table:table-cell table:style-name="ce15" office:value-type="float" office:value="215073982" calcext:value-type="float">
            <text:p>215073982</text:p>
          </table:table-cell>
          <table:table-cell table:style-name="ce15" office:value-type="float" office:value="669938857" calcext:value-type="float">
            <text:p>669938857</text:p>
          </table:table-cell>
          <table:table-cell table:style-name="ce15" office:value-type="float" office:value="21740620" calcext:value-type="float">
            <text:p>21740620</text:p>
          </table:table-cell>
          <table:table-cell table:style-name="ce15" office:value-type="float" office:value="11844879" calcext:value-type="float">
            <text:p>11844879</text:p>
          </table:table-cell>
          <table:table-cell table:style-name="ce15" office:value-type="float" office:value="3377363" calcext:value-type="float">
            <text:p>3377363</text:p>
          </table:table-cell>
          <table:table-cell table:style-name="ce15" office:value-type="float" office:value="209196733" calcext:value-type="float">
            <text:p>209196733</text:p>
          </table:table-cell>
          <table:table-cell table:style-name="ce15" office:value-type="float" office:value="172981430" calcext:value-type="float">
            <text:p>172981430</text:p>
          </table:table-cell>
          <table:table-cell table:style-name="ce15" office:value-type="float" office:value="11280800" calcext:value-type="float">
            <text:p>11280800</text:p>
          </table:table-cell>
          <table:table-cell table:style-name="ce15" office:value-type="float" office:value="1677176917" calcext:value-type="float">
            <text:p>1677176917</text:p>
          </table:table-cell>
          <table:table-cell table:style-name="ce15" office:value-type="float" office:value="8443563" calcext:value-type="float">
            <text:p>8443563</text:p>
          </table:table-cell>
          <table:table-cell table:style-name="ce25" office:value-type="float" office:value="4183618568" calcext:value-type="float">
            <text:p>4183618568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3"/>FINANCEIRAS</text:p>
          </table:table-cell>
          <table:table-cell table:style-name="ce15" office:value-type="float" office:value="555" calcext:value-type="float">
            <text:p>555</text:p>
          </table:table-cell>
          <table:table-cell table:style-name="ce15" office:value-type="float" office:value="20463" calcext:value-type="float">
            <text:p>20463</text:p>
          </table:table-cell>
          <table:table-cell table:style-name="ce15" office:value-type="float" office:value="17672" calcext:value-type="float">
            <text:p>17672</text:p>
          </table:table-cell>
          <table:table-cell table:style-name="ce15" office:value-type="float" office:value="3750" calcext:value-type="float">
            <text:p>3750</text:p>
          </table:table-cell>
          <table:table-cell table:style-name="ce15" office:value-type="float" office:value="286420" calcext:value-type="float">
            <text:p>286420</text:p>
          </table:table-cell>
          <table:table-cell table:style-name="ce15" office:value-type="float" office:value="2256046" calcext:value-type="float">
            <text:p>2256046</text:p>
          </table:table-cell>
          <table:table-cell table:style-name="ce15" office:value-type="float" office:value="59434142" calcext:value-type="float">
            <text:p>59434142</text:p>
          </table:table-cell>
          <table:table-cell table:style-name="ce15" office:value-type="float" office:value="230489" calcext:value-type="float">
            <text:p>230489</text:p>
          </table:table-cell>
          <table:table-cell table:style-name="ce15" office:value-type="float" office:value="119841" calcext:value-type="float">
            <text:p>119841</text:p>
          </table:table-cell>
          <table:table-cell table:style-name="ce15" office:value-type="float" office:value="9393" calcext:value-type="float">
            <text:p>9393</text:p>
          </table:table-cell>
          <table:table-cell table:style-name="ce15" office:value-type="float" office:value="1154912" calcext:value-type="float">
            <text:p>1154912</text:p>
          </table:table-cell>
          <table:table-cell table:style-name="ce15" office:value-type="float" office:value="12568" calcext:value-type="float">
            <text:p>12568</text:p>
          </table:table-cell>
          <table:table-cell table:style-name="ce15" office:value-type="float" office:value="40663" calcext:value-type="float">
            <text:p>40663</text:p>
          </table:table-cell>
          <table:table-cell table:style-name="ce15" office:value-type="float" office:value="1232658" calcext:value-type="float">
            <text:p>1232658</text:p>
          </table:table-cell>
          <table:table-cell table:style-name="ce15" office:value-type="float" office:value="11749" calcext:value-type="float">
            <text:p>11749</text:p>
          </table:table-cell>
          <table:table-cell table:style-name="ce15" office:value-type="float" office:value="1356501" calcext:value-type="float">
            <text:p>1356501</text:p>
          </table:table-cell>
          <table:table-cell table:style-name="ce15" office:value-type="float" office:value="12620" calcext:value-type="float">
            <text:p>12620</text:p>
          </table:table-cell>
          <table:table-cell table:style-name="ce15" office:value-type="float" office:value="2004471" calcext:value-type="float">
            <text:p>2004471</text:p>
          </table:table-cell>
          <table:table-cell table:style-name="ce15" office:value-type="float" office:value="16311091" calcext:value-type="float">
            <text:p>16311091</text:p>
          </table:table-cell>
          <table:table-cell table:style-name="ce15" office:value-type="float" office:value="24183" calcext:value-type="float">
            <text:p>24183</text:p>
          </table:table-cell>
          <table:table-cell table:style-name="ce15" office:value-type="float" office:value="3291" calcext:value-type="float">
            <text:p>3291</text:p>
          </table:table-cell>
          <table:table-cell table:style-name="ce15" office:value-type="float" office:value="766" calcext:value-type="float">
            <text:p>766</text:p>
          </table:table-cell>
          <table:table-cell table:style-name="ce15" office:value-type="float" office:value="4716793" calcext:value-type="float">
            <text:p>4716793</text:p>
          </table:table-cell>
          <table:table-cell table:style-name="ce15" office:value-type="float" office:value="297058" calcext:value-type="float">
            <text:p>297058</text:p>
          </table:table-cell>
          <table:table-cell table:style-name="ce15" office:value-type="float" office:value="58289" calcext:value-type="float">
            <text:p>58289</text:p>
          </table:table-cell>
          <table:table-cell table:style-name="ce15" office:value-type="float" office:value="69386635" calcext:value-type="float">
            <text:p>69386635</text:p>
          </table:table-cell>
          <table:table-cell table:style-name="ce15" office:value-type="float" office:value="4520" calcext:value-type="float">
            <text:p>4520</text:p>
          </table:table-cell>
          <table:table-cell table:style-name="ce25" office:value-type="float" office:value="159007540" calcext:value-type="float">
            <text:p>159007540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3"/>DEMAIS </text:p>
          </table:table-cell>
          <table:table-cell table:style-name="ce15" office:value-type="float" office:value="3514812" calcext:value-type="float">
            <text:p>3514812</text:p>
          </table:table-cell>
          <table:table-cell table:style-name="ce15" office:value-type="float" office:value="12434346" calcext:value-type="float">
            <text:p>12434346</text:p>
          </table:table-cell>
          <table:table-cell table:style-name="ce15" office:value-type="float" office:value="69212001" calcext:value-type="float">
            <text:p>69212001</text:p>
          </table:table-cell>
          <table:table-cell table:style-name="ce15" office:value-type="float" office:value="3176474" calcext:value-type="float">
            <text:p>3176474</text:p>
          </table:table-cell>
          <table:table-cell table:style-name="ce15" office:value-type="float" office:value="95241230" calcext:value-type="float">
            <text:p>95241230</text:p>
          </table:table-cell>
          <table:table-cell table:style-name="ce15" office:value-type="float" office:value="61882214" calcext:value-type="float">
            <text:p>61882214</text:p>
          </table:table-cell>
          <table:table-cell table:style-name="ce15" office:value-type="float" office:value="228487766" calcext:value-type="float">
            <text:p>228487766</text:p>
          </table:table-cell>
          <table:table-cell table:style-name="ce15" office:value-type="float" office:value="76057245" calcext:value-type="float">
            <text:p>76057245</text:p>
          </table:table-cell>
          <table:table-cell table:style-name="ce15" office:value-type="float" office:value="57488886" calcext:value-type="float">
            <text:p>57488886</text:p>
          </table:table-cell>
          <table:table-cell table:style-name="ce15" office:value-type="float" office:value="41503824" calcext:value-type="float">
            <text:p>41503824</text:p>
          </table:table-cell>
          <table:table-cell table:style-name="ce15" office:value-type="float" office:value="251940160" calcext:value-type="float">
            <text:p>251940160</text:p>
          </table:table-cell>
          <table:table-cell table:style-name="ce15" office:value-type="float" office:value="22845005" calcext:value-type="float">
            <text:p>22845005</text:p>
          </table:table-cell>
          <table:table-cell table:style-name="ce15" office:value-type="float" office:value="34655226" calcext:value-type="float">
            <text:p>34655226</text:p>
          </table:table-cell>
          <table:table-cell table:style-name="ce15" office:value-type="float" office:value="32432372" calcext:value-type="float">
            <text:p>32432372</text:p>
          </table:table-cell>
          <table:table-cell table:style-name="ce15" office:value-type="float" office:value="19174251" calcext:value-type="float">
            <text:p>19174251</text:p>
          </table:table-cell>
          <table:table-cell table:style-name="ce15" office:value-type="float" office:value="94820373" calcext:value-type="float">
            <text:p>94820373</text:p>
          </table:table-cell>
          <table:table-cell table:style-name="ce15" office:value-type="float" office:value="11496791" calcext:value-type="float">
            <text:p>11496791</text:p>
          </table:table-cell>
          <table:table-cell table:style-name="ce15" office:value-type="float" office:value="213069511" calcext:value-type="float">
            <text:p>213069511</text:p>
          </table:table-cell>
          <table:table-cell table:style-name="ce15" office:value-type="float" office:value="653627766" calcext:value-type="float">
            <text:p>653627766</text:p>
          </table:table-cell>
          <table:table-cell table:style-name="ce15" office:value-type="float" office:value="21716438" calcext:value-type="float">
            <text:p>21716438</text:p>
          </table:table-cell>
          <table:table-cell table:style-name="ce15" office:value-type="float" office:value="11841588" calcext:value-type="float">
            <text:p>11841588</text:p>
          </table:table-cell>
          <table:table-cell table:style-name="ce15" office:value-type="float" office:value="3376598" calcext:value-type="float">
            <text:p>3376598</text:p>
          </table:table-cell>
          <table:table-cell table:style-name="ce15" office:value-type="float" office:value="204479940" calcext:value-type="float">
            <text:p>204479940</text:p>
          </table:table-cell>
          <table:table-cell table:style-name="ce15" office:value-type="float" office:value="172684372" calcext:value-type="float">
            <text:p>172684372</text:p>
          </table:table-cell>
          <table:table-cell table:style-name="ce15" office:value-type="float" office:value="11222511" calcext:value-type="float">
            <text:p>11222511</text:p>
          </table:table-cell>
          <table:table-cell table:style-name="ce15" office:value-type="float" office:value="1607790282" calcext:value-type="float">
            <text:p>1607790282</text:p>
          </table:table-cell>
          <table:table-cell table:style-name="ce15" office:value-type="float" office:value="8439043" calcext:value-type="float">
            <text:p>8439043</text:p>
          </table:table-cell>
          <table:table-cell table:style-name="ce25" office:value-type="float" office:value="4024611028" calcext:value-type="float">
            <text:p>4024611028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SLL</text:p>
          </table:table-cell>
          <table:table-cell table:style-name="ce15" office:value-type="float" office:value="3093633" calcext:value-type="float">
            <text:p>3093633</text:p>
          </table:table-cell>
          <table:table-cell table:style-name="ce15" office:value-type="float" office:value="10094417" calcext:value-type="float">
            <text:p>10094417</text:p>
          </table:table-cell>
          <table:table-cell table:style-name="ce15" office:value-type="float" office:value="78339811" calcext:value-type="float">
            <text:p>78339811</text:p>
          </table:table-cell>
          <table:table-cell table:style-name="ce15" office:value-type="float" office:value="2023959" calcext:value-type="float">
            <text:p>2023959</text:p>
          </table:table-cell>
          <table:table-cell table:style-name="ce15" office:value-type="float" office:value="85488095" calcext:value-type="float">
            <text:p>85488095</text:p>
          </table:table-cell>
          <table:table-cell table:style-name="ce15" office:value-type="float" office:value="60565371" calcext:value-type="float">
            <text:p>60565371</text:p>
          </table:table-cell>
          <table:table-cell table:style-name="ce15" office:value-type="float" office:value="295478367" calcext:value-type="float">
            <text:p>295478367</text:p>
          </table:table-cell>
          <table:table-cell table:style-name="ce15" office:value-type="float" office:value="39992462" calcext:value-type="float">
            <text:p>39992462</text:p>
          </table:table-cell>
          <table:table-cell table:style-name="ce15" office:value-type="float" office:value="50972534" calcext:value-type="float">
            <text:p>50972534</text:p>
          </table:table-cell>
          <table:table-cell table:style-name="ce15" office:value-type="float" office:value="16308893" calcext:value-type="float">
            <text:p>16308893</text:p>
          </table:table-cell>
          <table:table-cell table:style-name="ce15" office:value-type="float" office:value="246682122" calcext:value-type="float">
            <text:p>246682122</text:p>
          </table:table-cell>
          <table:table-cell table:style-name="ce15" office:value-type="float" office:value="22547728" calcext:value-type="float">
            <text:p>22547728</text:p>
          </table:table-cell>
          <table:table-cell table:style-name="ce15" office:value-type="float" office:value="31177356" calcext:value-type="float">
            <text:p>31177356</text:p>
          </table:table-cell>
          <table:table-cell table:style-name="ce15" office:value-type="float" office:value="50646167" calcext:value-type="float">
            <text:p>50646167</text:p>
          </table:table-cell>
          <table:table-cell table:style-name="ce15" office:value-type="float" office:value="14786146" calcext:value-type="float">
            <text:p>14786146</text:p>
          </table:table-cell>
          <table:table-cell table:style-name="ce15" office:value-type="float" office:value="72011495" calcext:value-type="float">
            <text:p>72011495</text:p>
          </table:table-cell>
          <table:table-cell table:style-name="ce15" office:value-type="float" office:value="11195159" calcext:value-type="float">
            <text:p>11195159</text:p>
          </table:table-cell>
          <table:table-cell table:style-name="ce15" office:value-type="float" office:value="246205202" calcext:value-type="float">
            <text:p>246205202</text:p>
          </table:table-cell>
          <table:table-cell table:style-name="ce15" office:value-type="float" office:value="897313525" calcext:value-type="float">
            <text:p>897313525</text:p>
          </table:table-cell>
          <table:table-cell table:style-name="ce15" office:value-type="float" office:value="16234006" calcext:value-type="float">
            <text:p>16234006</text:p>
          </table:table-cell>
          <table:table-cell table:style-name="ce15" office:value-type="float" office:value="10043936" calcext:value-type="float">
            <text:p>10043936</text:p>
          </table:table-cell>
          <table:table-cell table:style-name="ce15" office:value-type="float" office:value="2801076" calcext:value-type="float">
            <text:p>2801076</text:p>
          </table:table-cell>
          <table:table-cell table:style-name="ce15" office:value-type="float" office:value="184955736" calcext:value-type="float">
            <text:p>184955736</text:p>
          </table:table-cell>
          <table:table-cell table:style-name="ce15" office:value-type="float" office:value="146861250" calcext:value-type="float">
            <text:p>146861250</text:p>
          </table:table-cell>
          <table:table-cell table:style-name="ce15" office:value-type="float" office:value="11502625" calcext:value-type="float">
            <text:p>11502625</text:p>
          </table:table-cell>
          <table:table-cell table:style-name="ce15" office:value-type="float" office:value="2442338745" calcext:value-type="float">
            <text:p>2442338745</text:p>
          </table:table-cell>
          <table:table-cell table:style-name="ce15" office:value-type="float" office:value="7504958" calcext:value-type="float">
            <text:p>7504958</text:p>
          </table:table-cell>
          <table:table-cell table:style-name="ce25" office:value-type="float" office:value="5057164776" calcext:value-type="float">
            <text:p>5057164776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FINANCEIRAS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39328" calcext:value-type="float">
            <text:p>39328</text:p>
          </table:table-cell>
          <table:table-cell table:style-name="ce15" office:value-type="float" office:value="78993" calcext:value-type="float">
            <text:p>78993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836973" calcext:value-type="float">
            <text:p>836973</text:p>
          </table:table-cell>
          <table:table-cell table:style-name="ce15" office:value-type="float" office:value="8293596" calcext:value-type="float">
            <text:p>8293596</text:p>
          </table:table-cell>
          <table:table-cell table:style-name="ce15" office:value-type="float" office:value="144437227" calcext:value-type="float">
            <text:p>144437227</text:p>
          </table:table-cell>
          <table:table-cell table:style-name="ce15" office:value-type="float" office:value="517023" calcext:value-type="float">
            <text:p>517023</text:p>
          </table:table-cell>
          <table:table-cell table:style-name="ce15" office:value-type="float" office:value="421780" calcext:value-type="float">
            <text:p>421780</text:p>
          </table:table-cell>
          <table:table-cell table:style-name="ce15" office:value-type="float" office:value="356" calcext:value-type="float">
            <text:p>356</text:p>
          </table:table-cell>
          <table:table-cell table:style-name="ce15" office:value-type="float" office:value="2896554" calcext:value-type="float">
            <text:p>2896554</text:p>
          </table:table-cell>
          <table:table-cell table:style-name="ce15" office:value-type="float" office:value="32101" calcext:value-type="float">
            <text:p>32101</text:p>
          </table:table-cell>
          <table:table-cell table:style-name="ce15" office:value-type="float" office:value="152724" calcext:value-type="float">
            <text:p>152724</text:p>
          </table:table-cell>
          <table:table-cell table:style-name="ce15" office:value-type="float" office:value="6753987" calcext:value-type="float">
            <text:p>6753987</text:p>
          </table:table-cell>
          <table:table-cell table:style-name="ce15" office:value-type="float" office:value="1023" calcext:value-type="float">
            <text:p>1023</text:p>
          </table:table-cell>
          <table:table-cell table:style-name="ce15" office:value-type="float" office:value="3469967" calcext:value-type="float">
            <text:p>3469967</text:p>
          </table:table-cell>
          <table:table-cell table:style-name="ce15" office:value-type="float" office:value="2050" calcext:value-type="float">
            <text:p>2050</text:p>
          </table:table-cell>
          <table:table-cell table:style-name="ce15" office:value-type="float" office:value="12655059" calcext:value-type="float">
            <text:p>12655059</text:p>
          </table:table-cell>
          <table:table-cell table:style-name="ce15" office:value-type="float" office:value="75727988" calcext:value-type="float">
            <text:p>75727988</text:p>
          </table:table-cell>
          <table:table-cell table:style-name="ce15" office:value-type="float" office:value="67567" calcext:value-type="float">
            <text:p>67567</text:p>
          </table:table-cell>
          <table:table-cell table:style-name="ce15" office:value-type="float" office:value="1982" calcext:value-type="float">
            <text:p>1982</text:p>
          </table:table-cell>
          <table:table-cell table:style-name="ce15" office:value-type="float" office:value="195" calcext:value-type="float">
            <text:p>195</text:p>
          </table:table-cell>
          <table:table-cell table:style-name="ce15" office:value-type="float" office:value="6305000" calcext:value-type="float">
            <text:p>6305000</text:p>
          </table:table-cell>
          <table:table-cell table:style-name="ce15" office:value-type="float" office:value="628454" calcext:value-type="float">
            <text:p>628454</text:p>
          </table:table-cell>
          <table:table-cell table:style-name="ce15" office:value-type="float" office:value="1311952" calcext:value-type="float">
            <text:p>1311952</text:p>
          </table:table-cell>
          <table:table-cell table:style-name="ce15" office:value-type="float" office:value="672841407" calcext:value-type="float">
            <text:p>672841407</text:p>
          </table:table-cell>
          <table:table-cell table:style-name="ce15" office:value-type="float" office:value="3554" calcext:value-type="float">
            <text:p>3554</text:p>
          </table:table-cell>
          <table:table-cell table:style-name="ce25" office:value-type="float" office:value="937476839" calcext:value-type="float">
            <text:p>937476839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<text:s text:c="2"/>DEMAIS</text:p>
          </table:table-cell>
          <table:table-cell table:style-name="ce15" office:value-type="float" office:value="3093633" calcext:value-type="float">
            <text:p>3093633</text:p>
          </table:table-cell>
          <table:table-cell table:style-name="ce15" office:value-type="float" office:value="10055089" calcext:value-type="float">
            <text:p>10055089</text:p>
          </table:table-cell>
          <table:table-cell table:style-name="ce15" office:value-type="float" office:value="78260818" calcext:value-type="float">
            <text:p>78260818</text:p>
          </table:table-cell>
          <table:table-cell table:style-name="ce15" office:value-type="float" office:value="2023959" calcext:value-type="float">
            <text:p>2023959</text:p>
          </table:table-cell>
          <table:table-cell table:style-name="ce15" office:value-type="float" office:value="84651122" calcext:value-type="float">
            <text:p>84651122</text:p>
          </table:table-cell>
          <table:table-cell table:style-name="ce15" office:value-type="float" office:value="52271775" calcext:value-type="float">
            <text:p>52271775</text:p>
          </table:table-cell>
          <table:table-cell table:style-name="ce15" office:value-type="float" office:value="151041140" calcext:value-type="float">
            <text:p>151041140</text:p>
          </table:table-cell>
          <table:table-cell table:style-name="ce15" office:value-type="float" office:value="39475439" calcext:value-type="float">
            <text:p>39475439</text:p>
          </table:table-cell>
          <table:table-cell table:style-name="ce15" office:value-type="float" office:value="50550754" calcext:value-type="float">
            <text:p>50550754</text:p>
          </table:table-cell>
          <table:table-cell table:style-name="ce15" office:value-type="float" office:value="16308537" calcext:value-type="float">
            <text:p>16308537</text:p>
          </table:table-cell>
          <table:table-cell table:style-name="ce15" office:value-type="float" office:value="243785568" calcext:value-type="float">
            <text:p>243785568</text:p>
          </table:table-cell>
          <table:table-cell table:style-name="ce15" office:value-type="float" office:value="22515627" calcext:value-type="float">
            <text:p>22515627</text:p>
          </table:table-cell>
          <table:table-cell table:style-name="ce15" office:value-type="float" office:value="31024632" calcext:value-type="float">
            <text:p>31024632</text:p>
          </table:table-cell>
          <table:table-cell table:style-name="ce15" office:value-type="float" office:value="43892180" calcext:value-type="float">
            <text:p>43892180</text:p>
          </table:table-cell>
          <table:table-cell table:style-name="ce15" office:value-type="float" office:value="14785123" calcext:value-type="float">
            <text:p>14785123</text:p>
          </table:table-cell>
          <table:table-cell table:style-name="ce15" office:value-type="float" office:value="68541527" calcext:value-type="float">
            <text:p>68541527</text:p>
          </table:table-cell>
          <table:table-cell table:style-name="ce15" office:value-type="float" office:value="11193108" calcext:value-type="float">
            <text:p>11193108</text:p>
          </table:table-cell>
          <table:table-cell table:style-name="ce15" office:value-type="float" office:value="233550143" calcext:value-type="float">
            <text:p>233550143</text:p>
          </table:table-cell>
          <table:table-cell table:style-name="ce15" office:value-type="float" office:value="821585537" calcext:value-type="float">
            <text:p>821585537</text:p>
          </table:table-cell>
          <table:table-cell table:style-name="ce15" office:value-type="float" office:value="16166439" calcext:value-type="float">
            <text:p>16166439</text:p>
          </table:table-cell>
          <table:table-cell table:style-name="ce15" office:value-type="float" office:value="10041955" calcext:value-type="float">
            <text:p>10041955</text:p>
          </table:table-cell>
          <table:table-cell table:style-name="ce15" office:value-type="float" office:value="2800882" calcext:value-type="float">
            <text:p>2800882</text:p>
          </table:table-cell>
          <table:table-cell table:style-name="ce15" office:value-type="float" office:value="178650736" calcext:value-type="float">
            <text:p>178650736</text:p>
          </table:table-cell>
          <table:table-cell table:style-name="ce15" office:value-type="float" office:value="146232797" calcext:value-type="float">
            <text:p>146232797</text:p>
          </table:table-cell>
          <table:table-cell table:style-name="ce15" office:value-type="float" office:value="10190673" calcext:value-type="float">
            <text:p>10190673</text:p>
          </table:table-cell>
          <table:table-cell table:style-name="ce15" office:value-type="float" office:value="1769497339" calcext:value-type="float">
            <text:p>1769497339</text:p>
          </table:table-cell>
          <table:table-cell table:style-name="ce15" office:value-type="float" office:value="7501404" calcext:value-type="float">
            <text:p>7501404</text:p>
          </table:table-cell>
          <table:table-cell table:style-name="ce25" office:value-type="float" office:value="4119687936" calcext:value-type="float">
            <text:p>4119687936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IDE-COMBUSTÍVEIS 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6080" calcext:value-type="float">
            <text:p>16080</text:p>
          </table:table-cell>
          <table:table-cell table:number-columns-repeated="5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2914" calcext:value-type="float">
            <text:p>22914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34174" calcext:value-type="float">
            <text:p>34174</text:p>
          </table:table-cell>
          <table:table-cell table:number-columns-repeated="2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50741" calcext:value-type="float">
            <text:p>50741</text:p>
          </table:table-cell>
          <table:table-cell table:style-name="ce15" office:value-type="float" office:value="16848" calcext:value-type="float">
            <text:p>16848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11224" calcext:value-type="float">
            <text:p>11224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60611" calcext:value-type="float">
            <text:p>260611</text:p>
          </table:table-cell>
          <table:table-cell table:style-name="ce15" office:value-type="float" office:value="2251" calcext:value-type="float">
            <text:p>2251</text:p>
          </table:table-cell>
          <table:table-cell table:number-columns-repeated="3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7360" calcext:value-type="float">
            <text:p>7360</text:p>
          </table:table-cell>
          <table:table-cell table:number-columns-repeated="2" table:style-name="ce15" office:value-type="string" office:string-value=" -    " calcext:value-type="string">
            <text:p><text:s/>- <text:s text:c="3"/></text:p>
          </table:table-cell>
          <table:table-cell table:style-name="ce15" office:value-type="float" office:value="294512" calcext:value-type="float">
            <text:p>294512</text:p>
          </table:table-cell>
          <table:table-cell table:style-name="ce15" office:value-type="string" office:string-value=" -    " calcext:value-type="string">
            <text:p><text:s/>- <text:s text:c="3"/></text:p>
          </table:table-cell>
          <table:table-cell table:style-name="ce25" office:value-type="float" office:value="716715" calcext:value-type="float">
            <text:p>716715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CONTRIBUICÕES PARA FUNDAF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705" calcext:value-type="float">
            <text:p>705</text:p>
          </table:table-cell>
          <table:table-cell table:style-name="ce15" office:value-type="float" office:value="486666" calcext:value-type="float">
            <text:p>486666</text:p>
          </table:table-cell>
          <table:table-cell table:style-name="ce15" office:value-type="float" office:value="4335" calcext:value-type="float">
            <text:p>4335</text:p>
          </table:table-cell>
          <table:table-cell table:style-name="ce15" office:value-type="float" office:value="468743" calcext:value-type="float">
            <text:p>468743</text:p>
          </table:table-cell>
          <table:table-cell table:style-name="ce15" office:value-type="float" office:value="60300" calcext:value-type="float">
            <text:p>60300</text:p>
          </table:table-cell>
          <table:table-cell table:style-name="ce15" office:value-type="float" office:value="155052" calcext:value-type="float">
            <text:p>155052</text:p>
          </table:table-cell>
          <table:table-cell table:style-name="ce15" office:value-type="float" office:value="1082085" calcext:value-type="float">
            <text:p>1082085</text:p>
          </table:table-cell>
          <table:table-cell table:style-name="ce15" office:value-type="float" office:value="1123960" calcext:value-type="float">
            <text:p>1123960</text:p>
          </table:table-cell>
          <table:table-cell table:style-name="ce15" office:value-type="float" office:value="29556" calcext:value-type="float">
            <text:p>29556</text:p>
          </table:table-cell>
          <table:table-cell table:style-name="ce15" office:value-type="float" office:value="9304125" calcext:value-type="float">
            <text:p>9304125</text:p>
          </table:table-cell>
          <table:table-cell table:style-name="ce15" office:value-type="float" office:value="903374" calcext:value-type="float">
            <text:p>903374</text:p>
          </table:table-cell>
          <table:table-cell table:style-name="ce15" office:value-type="float" office:value="1336" calcext:value-type="float">
            <text:p>1336</text:p>
          </table:table-cell>
          <table:table-cell table:style-name="ce15" office:value-type="float" office:value="138337" calcext:value-type="float">
            <text:p>138337</text:p>
          </table:table-cell>
          <table:table-cell table:style-name="ce15" office:value-type="float" office:value="1467647" calcext:value-type="float">
            <text:p>1467647</text:p>
          </table:table-cell>
          <table:table-cell table:style-name="ce15" office:value-type="float" office:value="213651" calcext:value-type="float">
            <text:p>213651</text:p>
          </table:table-cell>
          <table:table-cell table:style-name="ce15" office:value-type="float" office:value="3835" calcext:value-type="float">
            <text:p>3835</text:p>
          </table:table-cell>
          <table:table-cell table:style-name="ce15" office:value-type="float" office:value="7205106" calcext:value-type="float">
            <text:p>7205106</text:p>
          </table:table-cell>
          <table:table-cell table:style-name="ce15" office:value-type="float" office:value="4764845" calcext:value-type="float">
            <text:p>4764845</text:p>
          </table:table-cell>
          <table:table-cell table:style-name="ce15" office:value-type="float" office:value="23124" calcext:value-type="float">
            <text:p>23124</text:p>
          </table:table-cell>
          <table:table-cell table:style-name="ce15" office:value-type="float" office:value="1909" calcext:value-type="float">
            <text:p>1909</text:p>
          </table:table-cell>
          <table:table-cell table:style-name="ce15" office:value-type="float" office:value="364321" calcext:value-type="float">
            <text:p>364321</text:p>
          </table:table-cell>
          <table:table-cell table:style-name="ce15" office:value-type="float" office:value="12592797" calcext:value-type="float">
            <text:p>12592797</text:p>
          </table:table-cell>
          <table:table-cell table:style-name="ce15" office:value-type="float" office:value="1345610" calcext:value-type="float">
            <text:p>1345610</text:p>
          </table:table-cell>
          <table:table-cell table:style-name="ce15" office:value-type="float" office:value="5785" calcext:value-type="float">
            <text:p>5785</text:p>
          </table:table-cell>
          <table:table-cell table:style-name="ce15" office:value-type="float" office:value="14314764" calcext:value-type="float">
            <text:p>14314764</text:p>
          </table:table-cell>
          <table:table-cell table:style-name="ce15" office:value-type="float" office:value="-39821" calcext:value-type="float">
            <text:p>-39821</text:p>
          </table:table-cell>
          <table:table-cell table:style-name="ce25" office:value-type="float" office:value="56022183" calcext:value-type="float">
            <text:p>56022183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7" office:value-type="string" calcext:value-type="string">
            <text:p>CPSSS - Contrib. p/ o Plano de Segurid. Social Serv. Público</text:p>
          </table:table-cell>
          <table:table-cell table:style-name="ce15" office:value-type="float" office:value="4833991" calcext:value-type="float">
            <text:p>4833991</text:p>
          </table:table-cell>
          <table:table-cell table:style-name="ce15" office:value-type="float" office:value="14482358" calcext:value-type="float">
            <text:p>14482358</text:p>
          </table:table-cell>
          <table:table-cell table:style-name="ce15" office:value-type="float" office:value="15653311" calcext:value-type="float">
            <text:p>15653311</text:p>
          </table:table-cell>
          <table:table-cell table:style-name="ce15" office:value-type="float" office:value="14116605" calcext:value-type="float">
            <text:p>14116605</text:p>
          </table:table-cell>
          <table:table-cell table:style-name="ce15" office:value-type="float" office:value="40228817" calcext:value-type="float">
            <text:p>40228817</text:p>
          </table:table-cell>
          <table:table-cell table:style-name="ce15" office:value-type="float" office:value="32401030" calcext:value-type="float">
            <text:p>32401030</text:p>
          </table:table-cell>
          <table:table-cell table:style-name="ce15" office:value-type="float" office:value="1069150153" calcext:value-type="float">
            <text:p>1069150153</text:p>
          </table:table-cell>
          <table:table-cell table:style-name="ce15" office:value-type="float" office:value="20784009" calcext:value-type="float">
            <text:p>20784009</text:p>
          </table:table-cell>
          <table:table-cell table:style-name="ce15" office:value-type="float" office:value="26175260" calcext:value-type="float">
            <text:p>26175260</text:p>
          </table:table-cell>
          <table:table-cell table:style-name="ce15" office:value-type="float" office:value="15666544" calcext:value-type="float">
            <text:p>15666544</text:p>
          </table:table-cell>
          <table:table-cell table:style-name="ce15" office:value-type="float" office:value="109477885" calcext:value-type="float">
            <text:p>109477885</text:p>
          </table:table-cell>
          <table:table-cell table:style-name="ce15" office:value-type="float" office:value="15322103" calcext:value-type="float">
            <text:p>15322103</text:p>
          </table:table-cell>
          <table:table-cell table:style-name="ce15" office:value-type="float" office:value="16545227" calcext:value-type="float">
            <text:p>16545227</text:p>
          </table:table-cell>
          <table:table-cell table:style-name="ce15" office:value-type="float" office:value="27042442" calcext:value-type="float">
            <text:p>27042442</text:p>
          </table:table-cell>
          <table:table-cell table:style-name="ce15" office:value-type="float" office:value="34242566" calcext:value-type="float">
            <text:p>34242566</text:p>
          </table:table-cell>
          <table:table-cell table:style-name="ce15" office:value-type="float" office:value="44982299" calcext:value-type="float">
            <text:p>44982299</text:p>
          </table:table-cell>
          <table:table-cell table:style-name="ce15" office:value-type="float" office:value="12918359" calcext:value-type="float">
            <text:p>12918359</text:p>
          </table:table-cell>
          <table:table-cell table:style-name="ce15" office:value-type="float" office:value="47870332" calcext:value-type="float">
            <text:p>47870332</text:p>
          </table:table-cell>
          <table:table-cell table:style-name="ce15" office:value-type="float" office:value="204287817" calcext:value-type="float">
            <text:p>204287817</text:p>
          </table:table-cell>
          <table:table-cell table:style-name="ce15" office:value-type="float" office:value="26644336" calcext:value-type="float">
            <text:p>26644336</text:p>
          </table:table-cell>
          <table:table-cell table:style-name="ce15" office:value-type="float" office:value="11374762" calcext:value-type="float">
            <text:p>11374762</text:p>
          </table:table-cell>
          <table:table-cell table:style-name="ce15" office:value-type="float" office:value="11147407" calcext:value-type="float">
            <text:p>11147407</text:p>
          </table:table-cell>
          <table:table-cell table:style-name="ce15" office:value-type="float" office:value="82615723" calcext:value-type="float">
            <text:p>82615723</text:p>
          </table:table-cell>
          <table:table-cell table:style-name="ce15" office:value-type="float" office:value="36858619" calcext:value-type="float">
            <text:p>36858619</text:p>
          </table:table-cell>
          <table:table-cell table:style-name="ce15" office:value-type="float" office:value="10873117" calcext:value-type="float">
            <text:p>10873117</text:p>
          </table:table-cell>
          <table:table-cell table:style-name="ce15" office:value-type="float" office:value="99902810" calcext:value-type="float">
            <text:p>99902810</text:p>
          </table:table-cell>
          <table:table-cell table:style-name="ce15" office:value-type="float" office:value="5772394" calcext:value-type="float">
            <text:p>5772394</text:p>
          </table:table-cell>
          <table:table-cell table:style-name="ce25" office:value-type="float" office:value="2051370276" calcext:value-type="float">
            <text:p>2051370276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 calcext:value-type="string">
            <text:p>OUTRAS RECEITAS ADMINISTRADAS</text:p>
          </table:table-cell>
          <table:table-cell table:style-name="ce15" office:value-type="float" office:value="5067972" calcext:value-type="float">
            <text:p>5067972</text:p>
          </table:table-cell>
          <table:table-cell table:style-name="ce15" office:value-type="float" office:value="19638499" calcext:value-type="float">
            <text:p>19638499</text:p>
          </table:table-cell>
          <table:table-cell table:style-name="ce15" office:value-type="float" office:value="46444286" calcext:value-type="float">
            <text:p>46444286</text:p>
          </table:table-cell>
          <table:table-cell table:style-name="ce15" office:value-type="float" office:value="3358553" calcext:value-type="float">
            <text:p>3358553</text:p>
          </table:table-cell>
          <table:table-cell table:style-name="ce15" office:value-type="float" office:value="59827940" calcext:value-type="float">
            <text:p>59827940</text:p>
          </table:table-cell>
          <table:table-cell table:style-name="ce15" office:value-type="float" office:value="50033339" calcext:value-type="float">
            <text:p>50033339</text:p>
          </table:table-cell>
          <table:table-cell table:style-name="ce15" office:value-type="float" office:value="374501729" calcext:value-type="float">
            <text:p>374501729</text:p>
          </table:table-cell>
          <table:table-cell table:style-name="ce15" office:value-type="float" office:value="40856569" calcext:value-type="float">
            <text:p>40856569</text:p>
          </table:table-cell>
          <table:table-cell table:style-name="ce15" office:value-type="float" office:value="47597666" calcext:value-type="float">
            <text:p>47597666</text:p>
          </table:table-cell>
          <table:table-cell table:style-name="ce15" office:value-type="float" office:value="15513795" calcext:value-type="float">
            <text:p>15513795</text:p>
          </table:table-cell>
          <table:table-cell table:style-name="ce15" office:value-type="float" office:value="181068714" calcext:value-type="float">
            <text:p>181068714</text:p>
          </table:table-cell>
          <table:table-cell table:style-name="ce15" office:value-type="float" office:value="19226783" calcext:value-type="float">
            <text:p>19226783</text:p>
          </table:table-cell>
          <table:table-cell table:style-name="ce15" office:value-type="float" office:value="35823249" calcext:value-type="float">
            <text:p>35823249</text:p>
          </table:table-cell>
          <table:table-cell table:style-name="ce15" office:value-type="float" office:value="62821624" calcext:value-type="float">
            <text:p>62821624</text:p>
          </table:table-cell>
          <table:table-cell table:style-name="ce15" office:value-type="float" office:value="12444660" calcext:value-type="float">
            <text:p>12444660</text:p>
          </table:table-cell>
          <table:table-cell table:style-name="ce15" office:value-type="float" office:value="60150693" calcext:value-type="float">
            <text:p>60150693</text:p>
          </table:table-cell>
          <table:table-cell table:style-name="ce15" office:value-type="float" office:value="10945491" calcext:value-type="float">
            <text:p>10945491</text:p>
          </table:table-cell>
          <table:table-cell table:style-name="ce15" office:value-type="float" office:value="176699237" calcext:value-type="float">
            <text:p>176699237</text:p>
          </table:table-cell>
          <table:table-cell table:style-name="ce15" office:value-type="float" office:value="473606144" calcext:value-type="float">
            <text:p>473606144</text:p>
          </table:table-cell>
          <table:table-cell table:style-name="ce15" office:value-type="float" office:value="16618140" calcext:value-type="float">
            <text:p>16618140</text:p>
          </table:table-cell>
          <table:table-cell table:style-name="ce15" office:value-type="float" office:value="5726639" calcext:value-type="float">
            <text:p>5726639</text:p>
          </table:table-cell>
          <table:table-cell table:style-name="ce15" office:value-type="float" office:value="2481447" calcext:value-type="float">
            <text:p>2481447</text:p>
          </table:table-cell>
          <table:table-cell table:style-name="ce15" office:value-type="float" office:value="131541319" calcext:value-type="float">
            <text:p>131541319</text:p>
          </table:table-cell>
          <table:table-cell table:style-name="ce15" office:value-type="float" office:value="174572717" calcext:value-type="float">
            <text:p>174572717</text:p>
          </table:table-cell>
          <table:table-cell table:style-name="ce15" office:value-type="float" office:value="39861319" calcext:value-type="float">
            <text:p>39861319</text:p>
          </table:table-cell>
          <table:table-cell table:style-name="ce15" office:value-type="float" office:value="1442526940" calcext:value-type="float">
            <text:p>1442526940</text:p>
          </table:table-cell>
          <table:table-cell table:style-name="ce15" office:value-type="float" office:value="7503891" calcext:value-type="float">
            <text:p>7503891</text:p>
          </table:table-cell>
          <table:table-cell table:style-name="ce25" office:value-type="float" office:value="3516459354" calcext:value-type="float">
            <text:p>3516459354</text:p>
          </table:table-cell>
          <table:table-cell table:style-name="ce19"/>
          <table:table-cell table:number-columns-repeated="994"/>
        </table:table-row>
        <table:table-row table:style-name="ro10">
          <table:table-cell table:style-name="ce9" office:value-type="string" calcext:value-type="string">
            <text:p>SUBTOTAL [A]</text:p>
          </table:table-cell>
          <table:table-cell table:style-name="ce16" office:value-type="float" office:value="43281410" calcext:value-type="float">
            <text:p>43281410</text:p>
          </table:table-cell>
          <table:table-cell table:style-name="ce16" office:value-type="float" office:value="150914275" calcext:value-type="float">
            <text:p>150914275</text:p>
          </table:table-cell>
          <table:table-cell table:style-name="ce16" office:value-type="float" office:value="806079738" calcext:value-type="float">
            <text:p>806079738</text:p>
          </table:table-cell>
          <table:table-cell table:style-name="ce16" office:value-type="float" office:value="40235648" calcext:value-type="float">
            <text:p>40235648</text:p>
          </table:table-cell>
          <table:table-cell table:style-name="ce16" office:value-type="float" office:value="1090385675" calcext:value-type="float">
            <text:p>1090385675</text:p>
          </table:table-cell>
          <table:table-cell table:style-name="ce16" office:value-type="float" office:value="774639685" calcext:value-type="float">
            <text:p>774639685</text:p>
          </table:table-cell>
          <table:table-cell table:style-name="ce16" office:value-type="float" office:value="6234285733" calcext:value-type="float">
            <text:p>6234285733</text:p>
          </table:table-cell>
          <table:table-cell table:style-name="ce16" office:value-type="float" office:value="930935192" calcext:value-type="float">
            <text:p>930935192</text:p>
          </table:table-cell>
          <table:table-cell table:style-name="ce16" office:value-type="float" office:value="662947889" calcext:value-type="float">
            <text:p>662947889</text:p>
          </table:table-cell>
          <table:table-cell table:style-name="ce16" office:value-type="float" office:value="321260546" calcext:value-type="float">
            <text:p>321260546</text:p>
          </table:table-cell>
          <table:table-cell table:style-name="ce16" office:value-type="float" office:value="3442835879" calcext:value-type="float">
            <text:p>3442835879</text:p>
          </table:table-cell>
          <table:table-cell table:style-name="ce16" office:value-type="float" office:value="264494582" calcext:value-type="float">
            <text:p>264494582</text:p>
          </table:table-cell>
          <table:table-cell table:style-name="ce16" office:value-type="float" office:value="360176212" calcext:value-type="float">
            <text:p>360176212</text:p>
          </table:table-cell>
          <table:table-cell table:style-name="ce16" office:value-type="float" office:value="484898498" calcext:value-type="float">
            <text:p>484898498</text:p>
          </table:table-cell>
          <table:table-cell table:style-name="ce16" office:value-type="float" office:value="244551922" calcext:value-type="float">
            <text:p>244551922</text:p>
          </table:table-cell>
          <table:table-cell table:style-name="ce16" office:value-type="float" office:value="1071544967" calcext:value-type="float">
            <text:p>1071544967</text:p>
          </table:table-cell>
          <table:table-cell table:style-name="ce16" office:value-type="float" office:value="128852901" calcext:value-type="float">
            <text:p>128852901</text:p>
          </table:table-cell>
          <table:table-cell table:style-name="ce16" office:value-type="float" office:value="3166441756" calcext:value-type="float">
            <text:p>3166441756</text:p>
          </table:table-cell>
          <table:table-cell table:style-name="ce16" office:value-type="float" office:value="9883736013" calcext:value-type="float">
            <text:p>9883736013</text:p>
          </table:table-cell>
          <table:table-cell table:style-name="ce16" office:value-type="float" office:value="218697077" calcext:value-type="float">
            <text:p>218697077</text:p>
          </table:table-cell>
          <table:table-cell table:style-name="ce16" office:value-type="float" office:value="113117837" calcext:value-type="float">
            <text:p>113117837</text:p>
          </table:table-cell>
          <table:table-cell table:style-name="ce16" office:value-type="float" office:value="39565184" calcext:value-type="float">
            <text:p>39565184</text:p>
          </table:table-cell>
          <table:table-cell table:style-name="ce16" office:value-type="float" office:value="2914091320" calcext:value-type="float">
            <text:p>2914091320</text:p>
          </table:table-cell>
          <table:table-cell table:style-name="ce16" office:value-type="float" office:value="2507216308" calcext:value-type="float">
            <text:p>2507216308</text:p>
          </table:table-cell>
          <table:table-cell table:style-name="ce16" office:value-type="float" office:value="182898689" calcext:value-type="float">
            <text:p>182898689</text:p>
          </table:table-cell>
          <table:table-cell table:style-name="ce16" office:value-type="float" office:value="26875768717" calcext:value-type="float">
            <text:p>26875768717</text:p>
          </table:table-cell>
          <table:table-cell table:style-name="ce16" office:value-type="float" office:value="82528665" calcext:value-type="float">
            <text:p>82528665</text:p>
          </table:table-cell>
          <table:table-cell table:style-name="ce26" office:value-type="float" office:value="63036382318" calcext:value-type="float">
            <text:p>63036382318</text:p>
          </table:table-cell>
          <table:table-cell table:style-name="ce19"/>
          <table:table-cell table:style-name="ce30" table:number-columns-repeated="994"/>
        </table:table-row>
        <table:table-row table:style-name="ro11">
          <table:table-cell table:style-name="ce10" office:value-type="string" calcext:value-type="string">
            <text:p>RECEITA PREVIDENCIÁRIA [B]</text:p>
          </table:table-cell>
          <table:table-cell table:style-name="ce17" office:value-type="float" office:value="55285654" calcext:value-type="float">
            <text:p>55285654</text:p>
          </table:table-cell>
          <table:table-cell table:style-name="ce17" office:value-type="float" office:value="130700135" calcext:value-type="float">
            <text:p>130700135</text:p>
          </table:table-cell>
          <table:table-cell table:style-name="ce17" office:value-type="float" office:value="238799229" calcext:value-type="float">
            <text:p>238799229</text:p>
          </table:table-cell>
          <table:table-cell table:style-name="ce17" office:value-type="float" office:value="38283749" calcext:value-type="float">
            <text:p>38283749</text:p>
          </table:table-cell>
          <table:table-cell table:style-name="ce17" office:value-type="float" office:value="773397088" calcext:value-type="float">
            <text:p>773397088</text:p>
          </table:table-cell>
          <table:table-cell table:style-name="ce17" office:value-type="float" office:value="564382954" calcext:value-type="float">
            <text:p>564382954</text:p>
          </table:table-cell>
          <table:table-cell table:style-name="ce17" office:value-type="float" office:value="1490408076" calcext:value-type="float">
            <text:p>1490408076</text:p>
          </table:table-cell>
          <table:table-cell table:style-name="ce17" office:value-type="float" office:value="460842342" calcext:value-type="float">
            <text:p>460842342</text:p>
          </table:table-cell>
          <table:table-cell table:style-name="ce17" office:value-type="float" office:value="441958083" calcext:value-type="float">
            <text:p>441958083</text:p>
          </table:table-cell>
          <table:table-cell table:style-name="ce17" office:value-type="float" office:value="184841785" calcext:value-type="float">
            <text:p>184841785</text:p>
          </table:table-cell>
          <table:table-cell table:style-name="ce17" office:value-type="float" office:value="2202587989" calcext:value-type="float">
            <text:p>2202587989</text:p>
          </table:table-cell>
          <table:table-cell table:style-name="ce17" office:value-type="float" office:value="240890741" calcext:value-type="float">
            <text:p>240890741</text:p>
          </table:table-cell>
          <table:table-cell table:style-name="ce17" office:value-type="float" office:value="285073249" calcext:value-type="float">
            <text:p>285073249</text:p>
          </table:table-cell>
          <table:table-cell table:style-name="ce17" office:value-type="float" office:value="341595303" calcext:value-type="float">
            <text:p>341595303</text:p>
          </table:table-cell>
          <table:table-cell table:style-name="ce17" office:value-type="float" office:value="185219160" calcext:value-type="float">
            <text:p>185219160</text:p>
          </table:table-cell>
          <table:table-cell table:style-name="ce17" office:value-type="float" office:value="584113531" calcext:value-type="float">
            <text:p>584113531</text:p>
          </table:table-cell>
          <table:table-cell table:style-name="ce17" office:value-type="float" office:value="124460375" calcext:value-type="float">
            <text:p>124460375</text:p>
          </table:table-cell>
          <table:table-cell table:style-name="ce17" office:value-type="float" office:value="1703666309" calcext:value-type="float">
            <text:p>1703666309</text:p>
          </table:table-cell>
          <table:table-cell table:style-name="ce17" office:value-type="float" office:value="3707228065" calcext:value-type="float">
            <text:p>3707228065</text:p>
          </table:table-cell>
          <table:table-cell table:style-name="ce17" office:value-type="float" office:value="161717310" calcext:value-type="float">
            <text:p>161717310</text:p>
          </table:table-cell>
          <table:table-cell table:style-name="ce17" office:value-type="float" office:value="103163983" calcext:value-type="float">
            <text:p>103163983</text:p>
          </table:table-cell>
          <table:table-cell table:style-name="ce17" office:value-type="float" office:value="32826136" calcext:value-type="float">
            <text:p>32826136</text:p>
          </table:table-cell>
          <table:table-cell table:style-name="ce17" office:value-type="float" office:value="1928311264" calcext:value-type="float">
            <text:p>1928311264</text:p>
          </table:table-cell>
          <table:table-cell table:style-name="ce17" office:value-type="float" office:value="1175765776" calcext:value-type="float">
            <text:p>1175765776</text:p>
          </table:table-cell>
          <table:table-cell table:style-name="ce17" office:value-type="float" office:value="134492204" calcext:value-type="float">
            <text:p>134492204</text:p>
          </table:table-cell>
          <table:table-cell table:style-name="ce17" office:value-type="float" office:value="11935687328" calcext:value-type="float">
            <text:p>11935687328</text:p>
          </table:table-cell>
          <table:table-cell table:style-name="ce17" office:value-type="float" office:value="58855821" calcext:value-type="float">
            <text:p>58855821</text:p>
          </table:table-cell>
          <table:table-cell table:style-name="ce27" office:value-type="float" office:value="29284553638" calcext:value-type="float">
            <text:p>29284553638</text:p>
          </table:table-cell>
          <table:table-cell table:style-name="ce19"/>
          <table:table-cell table:style-name="ce30" table:number-columns-repeated="994"/>
        </table:table-row>
        <table:table-row table:style-name="ro11">
          <table:table-cell table:style-name="ce11" office:value-type="string" calcext:value-type="string">
            <text:p><text:s text:c="3"/>PRÓPRIA</text:p>
          </table:table-cell>
          <table:table-cell table:style-name="ce18" office:value-type="float" office:value="52162639" calcext:value-type="float">
            <text:p>52162639</text:p>
          </table:table-cell>
          <table:table-cell table:style-name="ce18" office:value-type="float" office:value="122851543" calcext:value-type="float">
            <text:p>122851543</text:p>
          </table:table-cell>
          <table:table-cell table:style-name="ce18" office:value-type="float" office:value="217430350" calcext:value-type="float">
            <text:p>217430350</text:p>
          </table:table-cell>
          <table:table-cell table:style-name="ce18" office:value-type="float" office:value="36579535" calcext:value-type="float">
            <text:p>36579535</text:p>
          </table:table-cell>
          <table:table-cell table:style-name="ce18" office:value-type="float" office:value="709564775" calcext:value-type="float">
            <text:p>709564775</text:p>
          </table:table-cell>
          <table:table-cell table:style-name="ce18" office:value-type="float" office:value="509785851" calcext:value-type="float">
            <text:p>509785851</text:p>
          </table:table-cell>
          <table:table-cell table:style-name="ce18" office:value-type="float" office:value="1372963596" calcext:value-type="float">
            <text:p>1372963596</text:p>
          </table:table-cell>
          <table:table-cell table:style-name="ce18" office:value-type="float" office:value="424109810" calcext:value-type="float">
            <text:p>424109810</text:p>
          </table:table-cell>
          <table:table-cell table:style-name="ce18" office:value-type="float" office:value="407153554" calcext:value-type="float">
            <text:p>407153554</text:p>
          </table:table-cell>
          <table:table-cell table:style-name="ce18" office:value-type="float" office:value="171651220" calcext:value-type="float">
            <text:p>171651220</text:p>
          </table:table-cell>
          <table:table-cell table:style-name="ce18" office:value-type="float" office:value="2007050925" calcext:value-type="float">
            <text:p>2007050925</text:p>
          </table:table-cell>
          <table:table-cell table:style-name="ce18" office:value-type="float" office:value="222557569" calcext:value-type="float">
            <text:p>222557569</text:p>
          </table:table-cell>
          <table:table-cell table:style-name="ce18" office:value-type="float" office:value="260828712" calcext:value-type="float">
            <text:p>260828712</text:p>
          </table:table-cell>
          <table:table-cell table:style-name="ce18" office:value-type="float" office:value="315867953" calcext:value-type="float">
            <text:p>315867953</text:p>
          </table:table-cell>
          <table:table-cell table:style-name="ce18" office:value-type="float" office:value="174074978" calcext:value-type="float">
            <text:p>174074978</text:p>
          </table:table-cell>
          <table:table-cell table:style-name="ce18" office:value-type="float" office:value="528224549" calcext:value-type="float">
            <text:p>528224549</text:p>
          </table:table-cell>
          <table:table-cell table:style-name="ce18" office:value-type="float" office:value="117543682" calcext:value-type="float">
            <text:p>117543682</text:p>
          </table:table-cell>
          <table:table-cell table:style-name="ce18" office:value-type="float" office:value="1542859212" calcext:value-type="float">
            <text:p>1542859212</text:p>
          </table:table-cell>
          <table:table-cell table:style-name="ce18" office:value-type="float" office:value="3336521701" calcext:value-type="float">
            <text:p>3336521701</text:p>
          </table:table-cell>
          <table:table-cell table:style-name="ce18" office:value-type="float" office:value="149559436" calcext:value-type="float">
            <text:p>149559436</text:p>
          </table:table-cell>
          <table:table-cell table:style-name="ce18" office:value-type="float" office:value="95042916" calcext:value-type="float">
            <text:p>95042916</text:p>
          </table:table-cell>
          <table:table-cell table:style-name="ce18" office:value-type="float" office:value="31207359" calcext:value-type="float">
            <text:p>31207359</text:p>
          </table:table-cell>
          <table:table-cell table:style-name="ce18" office:value-type="float" office:value="1753420219" calcext:value-type="float">
            <text:p>1753420219</text:p>
          </table:table-cell>
          <table:table-cell table:style-name="ce18" office:value-type="float" office:value="1062569659" calcext:value-type="float">
            <text:p>1062569659</text:p>
          </table:table-cell>
          <table:table-cell table:style-name="ce18" office:value-type="float" office:value="125756089" calcext:value-type="float">
            <text:p>125756089</text:p>
          </table:table-cell>
          <table:table-cell table:style-name="ce18" office:value-type="float" office:value="10627319882" calcext:value-type="float">
            <text:p>10627319882</text:p>
          </table:table-cell>
          <table:table-cell table:style-name="ce18" office:value-type="float" office:value="54699057" calcext:value-type="float">
            <text:p>54699057</text:p>
          </table:table-cell>
          <table:table-cell table:style-name="ce28" office:value-type="float" office:value="26429356770" calcext:value-type="float">
            <text:p>26429356770</text:p>
          </table:table-cell>
          <table:table-cell table:style-name="ce19"/>
          <table:table-cell table:style-name="ce30" table:number-columns-repeated="994"/>
        </table:table-row>
        <table:table-row table:style-name="ro11">
          <table:table-cell table:style-name="ce11" office:value-type="string" calcext:value-type="string">
            <text:p><text:s text:c="3"/>DEMAIS </text:p>
          </table:table-cell>
          <table:table-cell table:style-name="ce18" office:value-type="float" office:value="3123015" calcext:value-type="float">
            <text:p>3123015</text:p>
          </table:table-cell>
          <table:table-cell table:style-name="ce18" office:value-type="float" office:value="7848592" calcext:value-type="float">
            <text:p>7848592</text:p>
          </table:table-cell>
          <table:table-cell table:style-name="ce18" office:value-type="float" office:value="21368879" calcext:value-type="float">
            <text:p>21368879</text:p>
          </table:table-cell>
          <table:table-cell table:style-name="ce18" office:value-type="float" office:value="1704214" calcext:value-type="float">
            <text:p>1704214</text:p>
          </table:table-cell>
          <table:table-cell table:style-name="ce18" office:value-type="float" office:value="63832313" calcext:value-type="float">
            <text:p>63832313</text:p>
          </table:table-cell>
          <table:table-cell table:style-name="ce18" office:value-type="float" office:value="54597103" calcext:value-type="float">
            <text:p>54597103</text:p>
          </table:table-cell>
          <table:table-cell table:style-name="ce18" office:value-type="float" office:value="117444480" calcext:value-type="float">
            <text:p>117444480</text:p>
          </table:table-cell>
          <table:table-cell table:style-name="ce18" office:value-type="float" office:value="36732532" calcext:value-type="float">
            <text:p>36732532</text:p>
          </table:table-cell>
          <table:table-cell table:style-name="ce18" office:value-type="float" office:value="34804529" calcext:value-type="float">
            <text:p>34804529</text:p>
          </table:table-cell>
          <table:table-cell table:style-name="ce18" office:value-type="float" office:value="13190565" calcext:value-type="float">
            <text:p>13190565</text:p>
          </table:table-cell>
          <table:table-cell table:style-name="ce18" office:value-type="float" office:value="195537064" calcext:value-type="float">
            <text:p>195537064</text:p>
          </table:table-cell>
          <table:table-cell table:style-name="ce18" office:value-type="float" office:value="18333172" calcext:value-type="float">
            <text:p>18333172</text:p>
          </table:table-cell>
          <table:table-cell table:style-name="ce18" office:value-type="float" office:value="24244537" calcext:value-type="float">
            <text:p>24244537</text:p>
          </table:table-cell>
          <table:table-cell table:style-name="ce18" office:value-type="float" office:value="25727350" calcext:value-type="float">
            <text:p>25727350</text:p>
          </table:table-cell>
          <table:table-cell table:style-name="ce18" office:value-type="float" office:value="11144183" calcext:value-type="float">
            <text:p>11144183</text:p>
          </table:table-cell>
          <table:table-cell table:style-name="ce18" office:value-type="float" office:value="55888982" calcext:value-type="float">
            <text:p>55888982</text:p>
          </table:table-cell>
          <table:table-cell table:style-name="ce18" office:value-type="float" office:value="6916693" calcext:value-type="float">
            <text:p>6916693</text:p>
          </table:table-cell>
          <table:table-cell table:style-name="ce18" office:value-type="float" office:value="160807097" calcext:value-type="float">
            <text:p>160807097</text:p>
          </table:table-cell>
          <table:table-cell table:style-name="ce18" office:value-type="float" office:value="370706364" calcext:value-type="float">
            <text:p>370706364</text:p>
          </table:table-cell>
          <table:table-cell table:style-name="ce18" office:value-type="float" office:value="12157874" calcext:value-type="float">
            <text:p>12157874</text:p>
          </table:table-cell>
          <table:table-cell table:style-name="ce18" office:value-type="float" office:value="8121067" calcext:value-type="float">
            <text:p>8121067</text:p>
          </table:table-cell>
          <table:table-cell table:style-name="ce18" office:value-type="float" office:value="1618777" calcext:value-type="float">
            <text:p>1618777</text:p>
          </table:table-cell>
          <table:table-cell table:style-name="ce18" office:value-type="float" office:value="174891045" calcext:value-type="float">
            <text:p>174891045</text:p>
          </table:table-cell>
          <table:table-cell table:style-name="ce18" office:value-type="float" office:value="113196117" calcext:value-type="float">
            <text:p>113196117</text:p>
          </table:table-cell>
          <table:table-cell table:style-name="ce18" office:value-type="float" office:value="8736115" calcext:value-type="float">
            <text:p>8736115</text:p>
          </table:table-cell>
          <table:table-cell table:style-name="ce18" office:value-type="float" office:value="1308367446" calcext:value-type="float">
            <text:p>1308367446</text:p>
          </table:table-cell>
          <table:table-cell table:style-name="ce18" office:value-type="float" office:value="4156764" calcext:value-type="float">
            <text:p>4156764</text:p>
          </table:table-cell>
          <table:table-cell table:style-name="ce28" office:value-type="float" office:value="2855196868" calcext:value-type="float">
            <text:p>2855196868</text:p>
          </table:table-cell>
          <table:table-cell table:number-columns-repeated="995"/>
        </table:table-row>
        <table:table-row table:style-name="ro12">
          <table:table-cell table:style-name="ce9" office:value-type="string" calcext:value-type="string">
            <text:p>ADMINISTRADAS PELA RFB [C]=[A]+[B]</text:p>
          </table:table-cell>
          <table:table-cell table:style-name="ce16" office:value-type="float" office:value="98567064" calcext:value-type="float">
            <text:p>98567064</text:p>
          </table:table-cell>
          <table:table-cell table:style-name="ce16" office:value-type="float" office:value="281614410" calcext:value-type="float">
            <text:p>281614410</text:p>
          </table:table-cell>
          <table:table-cell table:style-name="ce16" office:value-type="float" office:value="1044878967" calcext:value-type="float">
            <text:p>1044878967</text:p>
          </table:table-cell>
          <table:table-cell table:style-name="ce16" office:value-type="float" office:value="78519397" calcext:value-type="float">
            <text:p>78519397</text:p>
          </table:table-cell>
          <table:table-cell table:style-name="ce16" office:value-type="float" office:value="1863782763" calcext:value-type="float">
            <text:p>1863782763</text:p>
          </table:table-cell>
          <table:table-cell table:style-name="ce16" office:value-type="float" office:value="1339022639" calcext:value-type="float">
            <text:p>1339022639</text:p>
          </table:table-cell>
          <table:table-cell table:style-name="ce16" office:value-type="float" office:value="7724693808" calcext:value-type="float">
            <text:p>7724693808</text:p>
          </table:table-cell>
          <table:table-cell table:style-name="ce16" office:value-type="float" office:value="1391777534" calcext:value-type="float">
            <text:p>1391777534</text:p>
          </table:table-cell>
          <table:table-cell table:style-name="ce16" office:value-type="float" office:value="1104905971" calcext:value-type="float">
            <text:p>1104905971</text:p>
          </table:table-cell>
          <table:table-cell table:style-name="ce16" office:value-type="float" office:value="506102331" calcext:value-type="float">
            <text:p>506102331</text:p>
          </table:table-cell>
          <table:table-cell table:style-name="ce16" office:value-type="float" office:value="5645423869" calcext:value-type="float">
            <text:p>5645423869</text:p>
          </table:table-cell>
          <table:table-cell table:style-name="ce16" office:value-type="float" office:value="505385323" calcext:value-type="float">
            <text:p>505385323</text:p>
          </table:table-cell>
          <table:table-cell table:style-name="ce16" office:value-type="float" office:value="645249461" calcext:value-type="float">
            <text:p>645249461</text:p>
          </table:table-cell>
          <table:table-cell table:style-name="ce16" office:value-type="float" office:value="826493800" calcext:value-type="float">
            <text:p>826493800</text:p>
          </table:table-cell>
          <table:table-cell table:style-name="ce16" office:value-type="float" office:value="429771082" calcext:value-type="float">
            <text:p>429771082</text:p>
          </table:table-cell>
          <table:table-cell table:style-name="ce16" office:value-type="float" office:value="1655658497" calcext:value-type="float">
            <text:p>1655658497</text:p>
          </table:table-cell>
          <table:table-cell table:style-name="ce16" office:value-type="float" office:value="253313276" calcext:value-type="float">
            <text:p>253313276</text:p>
          </table:table-cell>
          <table:table-cell table:style-name="ce16" office:value-type="float" office:value="4870108065" calcext:value-type="float">
            <text:p>4870108065</text:p>
          </table:table-cell>
          <table:table-cell table:style-name="ce16" office:value-type="float" office:value="13590964078" calcext:value-type="float">
            <text:p>13590964078</text:p>
          </table:table-cell>
          <table:table-cell table:style-name="ce16" office:value-type="float" office:value="380414388" calcext:value-type="float">
            <text:p>380414388</text:p>
          </table:table-cell>
          <table:table-cell table:style-name="ce16" office:value-type="float" office:value="216281821" calcext:value-type="float">
            <text:p>216281821</text:p>
          </table:table-cell>
          <table:table-cell table:style-name="ce16" office:value-type="float" office:value="72391321" calcext:value-type="float">
            <text:p>72391321</text:p>
          </table:table-cell>
          <table:table-cell table:style-name="ce16" office:value-type="float" office:value="4842402584" calcext:value-type="float">
            <text:p>4842402584</text:p>
          </table:table-cell>
          <table:table-cell table:style-name="ce16" office:value-type="float" office:value="3682982084" calcext:value-type="float">
            <text:p>3682982084</text:p>
          </table:table-cell>
          <table:table-cell table:style-name="ce16" office:value-type="float" office:value="317390894" calcext:value-type="float">
            <text:p>317390894</text:p>
          </table:table-cell>
          <table:table-cell table:style-name="ce16" office:value-type="float" office:value="38811456045" calcext:value-type="float">
            <text:p>38811456045</text:p>
          </table:table-cell>
          <table:table-cell table:style-name="ce16" office:value-type="float" office:value="141384485" calcext:value-type="float">
            <text:p>141384485</text:p>
          </table:table-cell>
          <table:table-cell table:style-name="ce26" office:value-type="float" office:value="92320935957" calcext:value-type="float">
            <text:p>92320935957</text:p>
          </table:table-cell>
          <table:table-cell table:number-columns-repeated="995"/>
        </table:table-row>
        <table:table-row table:style-name="ro11">
          <table:table-cell table:style-name="ce11" office:value-type="string" calcext:value-type="string">
            <text:p>ADMINISTRADAS POR OUTROS ÓRGÃOS [D]</text:p>
          </table:table-cell>
          <table:table-cell table:style-name="ce15" office:value-type="float" office:value="581326" calcext:value-type="float">
            <text:p>581326</text:p>
          </table:table-cell>
          <table:table-cell table:style-name="ce15" office:value-type="float" office:value="3864825" calcext:value-type="float">
            <text:p>3864825</text:p>
          </table:table-cell>
          <table:table-cell table:style-name="ce15" office:value-type="float" office:value="6593962" calcext:value-type="float">
            <text:p>6593962</text:p>
          </table:table-cell>
          <table:table-cell table:style-name="ce15" office:value-type="float" office:value="478619" calcext:value-type="float">
            <text:p>478619</text:p>
          </table:table-cell>
          <table:table-cell table:style-name="ce15" office:value-type="float" office:value="18814028" calcext:value-type="float">
            <text:p>18814028</text:p>
          </table:table-cell>
          <table:table-cell table:style-name="ce15" office:value-type="float" office:value="11790872" calcext:value-type="float">
            <text:p>11790872</text:p>
          </table:table-cell>
          <table:table-cell table:style-name="ce15" office:value-type="float" office:value="5024586" calcext:value-type="float">
            <text:p>5024586</text:p>
          </table:table-cell>
          <table:table-cell table:style-name="ce15" office:value-type="float" office:value="13805376" calcext:value-type="float">
            <text:p>13805376</text:p>
          </table:table-cell>
          <table:table-cell table:style-name="ce15" office:value-type="float" office:value="18518269" calcext:value-type="float">
            <text:p>18518269</text:p>
          </table:table-cell>
          <table:table-cell table:style-name="ce15" office:value-type="float" office:value="6116360" calcext:value-type="float">
            <text:p>6116360</text:p>
          </table:table-cell>
          <table:table-cell table:style-name="ce15" office:value-type="float" office:value="35487807" calcext:value-type="float">
            <text:p>35487807</text:p>
          </table:table-cell>
          <table:table-cell table:style-name="ce15" office:value-type="float" office:value="3788959" calcext:value-type="float">
            <text:p>3788959</text:p>
          </table:table-cell>
          <table:table-cell table:style-name="ce15" office:value-type="float" office:value="9992031" calcext:value-type="float">
            <text:p>9992031</text:p>
          </table:table-cell>
          <table:table-cell table:style-name="ce15" office:value-type="float" office:value="5914068" calcext:value-type="float">
            <text:p>5914068</text:p>
          </table:table-cell>
          <table:table-cell table:style-name="ce15" office:value-type="float" office:value="4794367" calcext:value-type="float">
            <text:p>4794367</text:p>
          </table:table-cell>
          <table:table-cell table:style-name="ce15" office:value-type="float" office:value="38996271" calcext:value-type="float">
            <text:p>38996271</text:p>
          </table:table-cell>
          <table:table-cell table:style-name="ce15" office:value-type="float" office:value="2795206" calcext:value-type="float">
            <text:p>2795206</text:p>
          </table:table-cell>
          <table:table-cell table:style-name="ce15" office:value-type="float" office:value="26079266" calcext:value-type="float">
            <text:p>26079266</text:p>
          </table:table-cell>
          <table:table-cell table:style-name="ce15" office:value-type="float" office:value="1648511976" calcext:value-type="float">
            <text:p>1648511976</text:p>
          </table:table-cell>
          <table:table-cell table:style-name="ce15" office:value-type="float" office:value="2413834" calcext:value-type="float">
            <text:p>2413834</text:p>
          </table:table-cell>
          <table:table-cell table:style-name="ce15" office:value-type="float" office:value="1130195" calcext:value-type="float">
            <text:p>1130195</text:p>
          </table:table-cell>
          <table:table-cell table:style-name="ce15" office:value-type="float" office:value="1060183" calcext:value-type="float">
            <text:p>1060183</text:p>
          </table:table-cell>
          <table:table-cell table:style-name="ce15" office:value-type="float" office:value="34267975" calcext:value-type="float">
            <text:p>34267975</text:p>
          </table:table-cell>
          <table:table-cell table:style-name="ce15" office:value-type="float" office:value="16206261" calcext:value-type="float">
            <text:p>16206261</text:p>
          </table:table-cell>
          <table:table-cell table:style-name="ce15" office:value-type="float" office:value="8118201" calcext:value-type="float">
            <text:p>8118201</text:p>
          </table:table-cell>
          <table:table-cell table:style-name="ce15" office:value-type="float" office:value="129833704" calcext:value-type="float">
            <text:p>129833704</text:p>
          </table:table-cell>
          <table:table-cell table:style-name="ce15" office:value-type="float" office:value="2043710" calcext:value-type="float">
            <text:p>2043710</text:p>
          </table:table-cell>
          <table:table-cell table:style-name="ce25" office:value-type="float" office:value="2057022238" calcext:value-type="float">
            <text:p>2057022238</text:p>
          </table:table-cell>
          <table:table-cell table:number-columns-repeated="995"/>
        </table:table-row>
        <table:table-row table:style-name="ro12">
          <table:table-cell table:style-name="ce9" office:value-type="string" calcext:value-type="string">
            <text:p>TOTAL GERAL <text:s text:c="2"/>[E]=[C]+[D]</text:p>
          </table:table-cell>
          <table:table-cell table:style-name="ce16" office:value-type="float" office:value="99148390" calcext:value-type="float">
            <text:p>99148390</text:p>
          </table:table-cell>
          <table:table-cell table:style-name="ce16" office:value-type="float" office:value="285479234" calcext:value-type="float">
            <text:p>285479234</text:p>
          </table:table-cell>
          <table:table-cell table:style-name="ce16" office:value-type="float" office:value="1051472929" calcext:value-type="float">
            <text:p>1051472929</text:p>
          </table:table-cell>
          <table:table-cell table:style-name="ce16" office:value-type="float" office:value="78998016" calcext:value-type="float">
            <text:p>78998016</text:p>
          </table:table-cell>
          <table:table-cell table:style-name="ce16" office:value-type="float" office:value="1882596791" calcext:value-type="float">
            <text:p>1882596791</text:p>
          </table:table-cell>
          <table:table-cell table:style-name="ce16" office:value-type="float" office:value="1350813511" calcext:value-type="float">
            <text:p>1350813511</text:p>
          </table:table-cell>
          <table:table-cell table:style-name="ce16" office:value-type="float" office:value="7729718395" calcext:value-type="float">
            <text:p>7729718395</text:p>
          </table:table-cell>
          <table:table-cell table:style-name="ce16" office:value-type="float" office:value="1405582910" calcext:value-type="float">
            <text:p>1405582910</text:p>
          </table:table-cell>
          <table:table-cell table:style-name="ce16" office:value-type="float" office:value="1123424240" calcext:value-type="float">
            <text:p>1123424240</text:p>
          </table:table-cell>
          <table:table-cell table:style-name="ce16" office:value-type="float" office:value="512218691" calcext:value-type="float">
            <text:p>512218691</text:p>
          </table:table-cell>
          <table:table-cell table:style-name="ce16" office:value-type="float" office:value="5680911676" calcext:value-type="float">
            <text:p>5680911676</text:p>
          </table:table-cell>
          <table:table-cell table:style-name="ce16" office:value-type="float" office:value="509174282" calcext:value-type="float">
            <text:p>509174282</text:p>
          </table:table-cell>
          <table:table-cell table:style-name="ce16" office:value-type="float" office:value="655241491" calcext:value-type="float">
            <text:p>655241491</text:p>
          </table:table-cell>
          <table:table-cell table:style-name="ce16" office:value-type="float" office:value="832407869" calcext:value-type="float">
            <text:p>832407869</text:p>
          </table:table-cell>
          <table:table-cell table:style-name="ce16" office:value-type="float" office:value="434565449" calcext:value-type="float">
            <text:p>434565449</text:p>
          </table:table-cell>
          <table:table-cell table:style-name="ce16" office:value-type="float" office:value="1694654768" calcext:value-type="float">
            <text:p>1694654768</text:p>
          </table:table-cell>
          <table:table-cell table:style-name="ce16" office:value-type="float" office:value="256108482" calcext:value-type="float">
            <text:p>256108482</text:p>
          </table:table-cell>
          <table:table-cell table:style-name="ce16" office:value-type="float" office:value="4896187331" calcext:value-type="float">
            <text:p>4896187331</text:p>
          </table:table-cell>
          <table:table-cell table:style-name="ce16" office:value-type="float" office:value="15239476054" calcext:value-type="float">
            <text:p>15239476054</text:p>
          </table:table-cell>
          <table:table-cell table:style-name="ce16" office:value-type="float" office:value="382828222" calcext:value-type="float">
            <text:p>382828222</text:p>
          </table:table-cell>
          <table:table-cell table:style-name="ce16" office:value-type="float" office:value="217412016" calcext:value-type="float">
            <text:p>217412016</text:p>
          </table:table-cell>
          <table:table-cell table:style-name="ce16" office:value-type="float" office:value="73451504" calcext:value-type="float">
            <text:p>73451504</text:p>
          </table:table-cell>
          <table:table-cell table:style-name="ce16" office:value-type="float" office:value="4876670559" calcext:value-type="float">
            <text:p>4876670559</text:p>
          </table:table-cell>
          <table:table-cell table:style-name="ce16" office:value-type="float" office:value="3699188345" calcext:value-type="float">
            <text:p>3699188345</text:p>
          </table:table-cell>
          <table:table-cell table:style-name="ce16" office:value-type="float" office:value="325509094" calcext:value-type="float">
            <text:p>325509094</text:p>
          </table:table-cell>
          <table:table-cell table:style-name="ce16" office:value-type="float" office:value="38941289749" calcext:value-type="float">
            <text:p>38941289749</text:p>
          </table:table-cell>
          <table:table-cell table:style-name="ce16" office:value-type="float" office:value="143428196" calcext:value-type="float">
            <text:p>143428196</text:p>
          </table:table-cell>
          <table:table-cell table:style-name="ce26" office:value-type="float" office:value="94377958195" calcext:value-type="float">
            <text:p>94377958195</text:p>
          </table:table-cell>
          <table:table-cell table:number-columns-repeated="995"/>
        </table:table-row>
        <table:table-row table:style-name="ro11">
          <table:table-cell table:number-columns-repeated="1024"/>
        </table:table-row>
        <table:table-row table:style-name="ro2">
          <table:table-cell/>
          <table:table-cell table:style-name="ce19" table:number-columns-repeated="28"/>
          <table:table-cell table:number-columns-repeated="995"/>
        </table:table-row>
        <table:table-row table:style-name="ro2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8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2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8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2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9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loext:fill-character> </loext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loext:fill-character> </loext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99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loext:fill-character> </loext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07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loext:fill-character> </loext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11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21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223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loext:fill-character> </loext:fill-character>
      <number:number number:decimal-places="5" number:min-integer-digits="1" number:grouping="true"/>
      <number:text> </number:text>
    </number:number-style>
    <number:number-style style:name="N226P1" style:volatile="true">
      <loext:fill-character> </loext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loext:fill-character> </loext:fill-character>
      <number:number number:decimal-places="6" number:min-integer-digits="1" number:grouping="true"/>
      <number:text> </number:text>
    </number:number-style>
    <number:number-style style:name="N229P1" style:volatile="true">
      <loext:fill-character> </loext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loext:fill-character> </loext:fill-character>
      <number:number number:decimal-places="7" number:min-integer-digits="1" number:grouping="true"/>
      <number:text> </number:text>
    </number:number-style>
    <number:number-style style:name="N232P1" style:volatile="true">
      <loext:fill-character> </loext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loext:fill-character> </loext:fill-character>
      <number:number number:decimal-places="8" number:min-integer-digits="1" number:grouping="true"/>
      <number:text> </number:text>
    </number:number-style>
    <number:number-style style:name="N235P1" style:volatile="true">
      <loext:fill-character> </loext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loext:fill-character> </loext:fill-character>
      <number:number number:decimal-places="9" number:min-integer-digits="1" number:grouping="true"/>
      <number:text> </number:text>
    </number:number-style>
    <number:number-style style:name="N238P1" style:volatile="true">
      <loext:fill-character> </loext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loext:fill-character> </loext:fill-character>
      <number:number number:decimal-places="10" number:min-integer-digits="1" number:grouping="true"/>
      <number:text> </number:text>
    </number:number-style>
    <number:number-style style:name="N241P1" style:volatile="true">
      <loext:fill-character> </loext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loext:fill-character> </loext:fill-character>
      <number:number number:decimal-places="11" number:min-integer-digits="1" number:grouping="true"/>
      <number:text> </number:text>
    </number:number-style>
    <number:number-style style:name="N244P1" style:volatile="true">
      <loext:fill-character> </loext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loext:fill-character> </loext:fill-character>
      <number:number number:decimal-places="12" number:min-integer-digits="1" number:grouping="true"/>
      <number:text> </number:text>
    </number:number-style>
    <number:number-style style:name="N247P1" style:volatile="true">
      <loext:fill-character> </loext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/00/0000</text:date>, <text:time style:data-style-name="N2" text:time-value="14:29:40.68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4-09-24T12:44:36.810000000</dc:date>
    <meta:print-date>2011-05-12T16:46:54</meta:print-date>
    <meta:generator>LibreOffice/4.2.2.1$Windows_x86 LibreOffice_project/3be8cda0bddd8e430d8cda1ebfd581265cca5a0f</meta:generator>
    <meta:editing-duration>PT1H21M27S</meta:editing-duration>
    <meta:editing-cycles>40</meta:editing-cycles>
    <meta:document-statistic meta:table-count="1" meta:cell-count="1192" meta:object-count="2"/>
  </office:meta>
</office:document-meta>
</file>